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49cm"/>
    </style:style>
    <style:style style:name="co2" style:family="table-column">
      <style:table-column-properties fo:break-before="auto" style:column-width="1.348cm"/>
    </style:style>
    <style:style style:name="co3" style:family="table-column">
      <style:table-column-properties fo:break-before="auto" style:column-width="2.796cm"/>
    </style:style>
    <style:style style:name="co4" style:family="table-column">
      <style:table-column-properties fo:break-before="auto" style:column-width="2.452cm"/>
    </style:style>
    <style:style style:name="co5" style:family="table-column">
      <style:table-column-properties fo:break-before="auto" style:column-width="2.353cm"/>
    </style:style>
    <style:style style:name="co6" style:family="table-column">
      <style:table-column-properties fo:break-before="auto" style:column-width="2.157cm"/>
    </style:style>
    <style:style style:name="co7" style:family="table-column">
      <style:table-column-properties fo:break-before="auto" style:column-width="2.205cm"/>
    </style:style>
    <style:style style:name="co8" style:family="table-column">
      <style:table-column-properties fo:break-before="auto" style:column-width="2.133cm"/>
    </style:style>
    <style:style style:name="co9" style:family="table-column">
      <style:table-column-properties fo:break-before="auto" style:column-width="2.23cm"/>
    </style:style>
    <style:style style:name="co10" style:family="table-column">
      <style:table-column-properties fo:break-before="auto" style:column-width="2.499cm"/>
    </style:style>
    <style:style style:name="co11" style:family="table-column">
      <style:table-column-properties fo:break-before="auto" style:column-width="1.716cm"/>
    </style:style>
    <style:style style:name="co12" style:family="table-column">
      <style:table-column-properties fo:break-before="auto" style:column-width="2.328cm"/>
    </style:style>
    <style:style style:name="co13" style:family="table-column">
      <style:table-column-properties fo:break-before="auto" style:column-width="1.912cm"/>
    </style:style>
    <style:style style:name="co14" style:family="table-column">
      <style:table-column-properties fo:break-before="auto" style:column-width="2.475cm"/>
    </style:style>
    <style:style style:name="co15" style:family="table-column">
      <style:table-column-properties fo:break-before="auto" style:column-width="2.182cm"/>
    </style:style>
    <style:style style:name="co16" style:family="table-column">
      <style:table-column-properties fo:break-before="auto" style:column-width="1.789cm"/>
    </style:style>
    <style:style style:name="co17" style:family="table-column">
      <style:table-column-properties fo:break-before="auto" style:column-width="1.739cm"/>
    </style:style>
    <style:style style:name="co18" style:family="table-column">
      <style:table-column-properties fo:break-before="auto" style:column-width="2.697cm"/>
    </style:style>
    <style:style style:name="co19" style:family="table-column">
      <style:table-column-properties fo:break-before="auto" style:column-width="3.752cm"/>
    </style:style>
    <style:style style:name="co20" style:family="table-column">
      <style:table-column-properties fo:break-before="auto" style:column-width="3.776cm"/>
    </style:style>
    <style:style style:name="ro1" style:family="table-row">
      <style:table-row-properties style:row-height="0.873cm" fo:break-before="auto" style:use-optimal-row-height="false"/>
    </style:style>
    <style:style style:name="ro2" style:family="table-row">
      <style:table-row-properties style:row-height="0.714cm" fo:break-before="auto" style:use-optimal-row-height="false"/>
    </style:style>
    <style:style style:name="ro3" style:family="table-row">
      <style:table-row-properties style:row-height="0.882cm" fo:break-before="auto" style:use-optimal-row-height="false"/>
    </style:style>
    <style:style style:name="ro4" style:family="table-row">
      <style:table-row-properties style:row-height="2.469cm" fo:break-before="auto" style:use-optimal-row-height="false"/>
    </style:style>
    <style:style style:name="ro5" style:family="table-row">
      <style:table-row-properties style:row-height="1.24cm" fo:break-before="auto" style:use-optimal-row-height="false"/>
    </style:style>
    <style:style style:name="ro6" style:family="table-row">
      <style:table-row-properties style:row-height="0.538cm" fo:break-before="auto" style:use-optimal-row-height="false"/>
    </style:style>
    <style:style style:name="ro7" style:family="table-row">
      <style:table-row-properties style:row-height="0.529cm" fo:break-before="page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617cm" fo:break-before="auto" style:use-optimal-row-height="false"/>
    </style:style>
    <style:style style:name="ro10" style:family="table-row">
      <style:table-row-properties style:row-height="0.6cm" fo:break-before="auto" style:use-optimal-row-height="false"/>
    </style:style>
    <style:style style:name="ta1" style:family="table" style:master-page-name="PageStyle_5f_11-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3" style:family="table-cell" style:parent-style-name="一般_5f_作業要點之表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5f_作業要點之表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5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6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7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9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0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1" style:family="table-cell" style:parent-style-name="千分位_5b_0_5d__5f_作業要點之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2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3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4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7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4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5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6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7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8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9" style:family="table-cell" style:parent-style-name="一般_5f_作業要點之表" style:data-style-name="N161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2" style:family="table-cell" style:parent-style-name="Default">
      <style:table-cell-properties fo:padding="0.071cm"/>
    </style:style>
    <style:style style:name="T1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name-complex="Times New Roman" style:font-size-asian="12pt" style:font-size-complex="12pt" style:font-weight-asian="normal" style:font-weight-complex="normal" style:font-style-asian="normal" style:font-name="Times New Roman"/>
    </style:style>
    <style:style style:name="T2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細明體" style:font-name-complex="細明體"/>
    </style:style>
    <style:style style:name="T3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1-遷徙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number-columns-repeated="2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number-columns-repeated="2" table:default-cell-style-name="ce13"/>
        <table:table-column table:style-name="co12" table:default-cell-style-name="ce13"/>
        <table:table-column table:style-name="co1" table:default-cell-style-name="ce13"/>
        <table:table-column table:style-name="co7" table:default-cell-style-name="ce13"/>
        <table:table-column table:style-name="co13" table:default-cell-style-name="ce13"/>
        <table:table-column table:style-name="co3" table:default-cell-style-name="ce13"/>
        <table:table-column table:style-name="co14" table:default-cell-style-name="ce13"/>
        <table:table-column table:style-name="co5" table:default-cell-style-name="ce13"/>
        <table:table-column table:style-name="co6" table:number-columns-repeated="2" table:default-cell-style-name="ce13"/>
        <table:table-column table:style-name="co8" table:default-cell-style-name="ce13"/>
        <table:table-column table:style-name="co15" table:default-cell-style-name="ce13"/>
        <table:table-column table:style-name="co8" table:default-cell-style-name="ce13"/>
        <table:table-column table:style-name="co10" table:default-cell-style-name="ce13"/>
        <table:table-column table:style-name="co13" table:default-cell-style-name="ce13"/>
        <table:table-column table:style-name="co16" table:default-cell-style-name="ce13"/>
        <table:table-column table:style-name="co9" table:default-cell-style-name="ce13"/>
        <table:table-column table:style-name="co4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number-columns-repeated="181" table:default-cell-style-name="ce13"/>
        <table:table-column table:style-name="co20" table:number-columns-repeated="43" table:default-cell-style-name="ce52"/>
        <table:table-column table:style-name="co20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33" table:number-rows-spanned="1">
              <text:p>各縣市遷入人數、遷出人數及淨遷徙人數按性別分</text:p>
            </table:table-cell>
            <table:covered-table-cell table:number-columns-repeated="32" table:style-name="ce1"/>
            <table:table-cell table:style-name="ce2" table:number-columns-repeated="991"/>
          </table:table-row>
          <table:table-row table:style-name="ro2">
            <table:table-cell table:style-name="ce2"/>
            <table:table-cell table:style-name="ce14"/>
            <table:table-cell table:style-name="ce22" table:number-columns-repeated="10"/>
            <table:table-cell table:style-name="ce36" office:value-type="string" calcext:value-type="string" table:number-columns-spanned="9" table:number-rows-spanned="1">
              <text:p>中 華 民 國 111 年 10 月 份</text:p>
            </table:table-cell>
            <table:covered-table-cell table:number-columns-repeated="8" table:style-name="ce36"/>
            <table:table-cell table:style-name="ce22"/>
            <table:table-cell table:style-name="ce38" table:number-columns-repeated="2"/>
            <table:table-cell table:style-name="ce22" table:number-columns-repeated="8"/>
            <table:table-cell table:style-name="ce40" office:value-type="string" calcext:value-type="string">
              <text:p><text:s text:c="4"/>單位：人</text:p>
            </table:table-cell>
            <table:table-cell table:style-name="ce2" table:number-columns-repeated="991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15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23" office:value-type="string" calcext:value-type="string" table:number-columns-spanned="15" table:number-rows-spanned="1">
              <text:p>遷　　　　　　　入　　　　　　　人　　　　　　　數</text:p>
            </table:table-cell>
            <table:covered-table-cell table:number-columns-repeated="14" table:style-name="ce23"/>
            <table:table-cell table:style-name="ce37" office:value-type="string" calcext:value-type="string" table:number-columns-spanned="15" table:number-rows-spanned="1">
              <text:p>遷　　　　　　　出　　　　　　　人　　　　　　　數</text:p>
            </table:table-cell>
            <table:covered-table-cell table:number-columns-repeated="14" table:style-name="ce37"/>
            <table:table-cell table:style-name="ce41" office:value-type="string" calcext:value-type="string" table:number-columns-spanned="1" table:number-rows-spanned="3">
              <text:p>淨 </text:p>
              <text:p>遷</text:p>
              <text:p>徙 </text:p>
              <text:p>人 </text:p>
              <text:p>數</text:p>
            </table:table-cell>
            <table:table-cell table:number-columns-repeated="991"/>
          </table:table-row>
          <table:table-row table:style-name="ro3">
            <table:covered-table-cell table:style-name="ce3"/>
            <table:covered-table-cell table:style-name="ce15"/>
            <table:table-cell table:style-name="ce24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24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35" office:value-type="string" calcext:value-type="string" table:number-columns-spanned="9" table:number-rows-spanned="1">
              <text:p>自　他　省　（市）</text:p>
            </table:table-cell>
            <table:covered-table-cell table:number-columns-repeated="8" table:style-name="ce35"/>
            <table:table-cell table:style-name="ce24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24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24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24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24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24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35" office:value-type="string" calcext:value-type="string" table:number-columns-spanned="9" table:number-rows-spanned="1">
              <text:p>往　他　省　（市）</text:p>
            </table:table-cell>
            <table:covered-table-cell table:number-columns-repeated="8" table:style-name="ce35"/>
            <table:table-cell table:style-name="ce24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24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24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24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41"/>
            <table:table-cell table:number-columns-repeated="991"/>
          </table:table-row>
          <table:table-row table:style-name="ro4">
            <table:covered-table-cell table:style-name="ce3"/>
            <table:covered-table-cell table:style-name="ce15"/>
            <table:covered-table-cell table:number-columns-repeated="2" table:style-name="ce24"/>
            <table:table-cell table:style-name="ce24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桃</text:p>
              <text:p/>
              <text:p>園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24"/>
            <table:table-cell table:style-name="ce24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桃</text:p>
              <text:p/>
              <text:p>園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24"/>
            <table:covered-table-cell table:style-name="ce41"/>
            <table:table-cell table:number-columns-repeated="991"/>
          </table:table-row>
          <table:table-row table:style-name="ro5">
            <table:covered-table-cell table:style-name="ce3"/>
            <table:covered-table-cell table:style-name="ce15"/>
            <table:covered-table-cell table:number-columns-repeated="30" table:style-name="ce24"/>
            <table:table-cell table:style-name="ce42" office:value-type="string" calcext:value-type="string">
              <text:p><text:span text:style-name="T1">(</text:span><text:span text:style-name="T2">遷入–遷出</text:span><text:span text:style-name="T3">)</text:span></text:p>
            </table:table-cell>
            <table:table-cell table:number-columns-repeated="991"/>
          </table:table-row>
        </table:table-header-rows>
        <table:table-row table:style-name="ro6">
          <table:table-cell table:style-name="ce4"/>
          <table:table-cell table:style-name="ce16" office:value-type="string" calcext:value-type="string">
            <text:p>計</text:p>
          </table:table-cell>
          <table:table-cell table:style-name="ce25" office:value-type="float" office:value="75571" calcext:value-type="float">
            <text:p><text:s text:c="3"/>75,571</text:p>
          </table:table-cell>
          <table:table-cell table:style-name="ce25" office:value-type="float" office:value="22403" calcext:value-type="float">
            <text:p><text:s text:c="3"/>22,403</text:p>
          </table:table-cell>
          <table:table-cell table:style-name="ce25" office:value-type="float" office:value="5030" calcext:value-type="float">
            <text:p><text:s text:c="3"/>5,030</text:p>
          </table:table-cell>
          <table:table-cell table:style-name="ce25" office:value-type="float" office:value="3845" calcext:value-type="float">
            <text:p><text:s text:c="3"/>3,845</text:p>
          </table:table-cell>
          <table:table-cell table:style-name="ce25" office:value-type="float" office:value="2328" calcext:value-type="float">
            <text:p><text:s text:c="3"/>2,328</text:p>
          </table:table-cell>
          <table:table-cell table:style-name="ce25" office:value-type="float" office:value="1860" calcext:value-type="float">
            <text:p><text:s text:c="3"/>1,860</text:p>
          </table:table-cell>
          <table:table-cell table:style-name="ce25" office:value-type="float" office:value="1190" calcext:value-type="float">
            <text:p><text:s text:c="3"/>1,190</text:p>
          </table:table-cell>
          <table:table-cell table:style-name="ce25" office:value-type="float" office:value="1855" calcext:value-type="float">
            <text:p><text:s text:c="3"/>1,855</text:p>
          </table:table-cell>
          <table:table-cell table:style-name="ce25" office:value-type="float" office:value="5088" calcext:value-type="float">
            <text:p><text:s text:c="3"/>5,088</text:p>
          </table:table-cell>
          <table:table-cell table:style-name="ce25" office:value-type="float" office:value="244" calcext:value-type="float">
            <text:p><text:s text:c="3"/>244</text:p>
          </table:table-cell>
          <table:table-cell table:style-name="ce26" office:value-type="float" office:value="0" calcext:value-type="float">
            <text:p>-</text:p>
          </table:table-cell>
          <table:table-cell table:style-name="ce25" office:value-type="float" office:value="2324" calcext:value-type="float">
            <text:p><text:s text:c="3"/>2,324</text:p>
          </table:table-cell>
          <table:table-cell table:style-name="ce25" office:value-type="float" office:value="28432" calcext:value-type="float">
            <text:p><text:s text:c="3"/>28,432</text:p>
          </table:table-cell>
          <table:table-cell table:style-name="ce25" office:value-type="float" office:value="963" calcext:value-type="float">
            <text:p><text:s text:c="3"/>963</text:p>
          </table:table-cell>
          <table:table-cell table:style-name="ce25" office:value-type="float" office:value="9" calcext:value-type="float">
            <text:p><text:s text:c="3"/>9</text:p>
          </table:table-cell>
          <table:table-cell table:style-name="ce25" office:value-type="float" office:value="56791" calcext:value-type="float">
            <text:p><text:s text:c="3"/>56,791</text:p>
          </table:table-cell>
          <table:table-cell table:style-name="ce25" office:value-type="float" office:value="4565" calcext:value-type="float">
            <text:p><text:s text:c="3"/>4,565</text:p>
          </table:table-cell>
          <table:table-cell table:style-name="ce25" office:value-type="float" office:value="4702" calcext:value-type="float">
            <text:p><text:s text:c="3"/>4,702</text:p>
          </table:table-cell>
          <table:table-cell table:style-name="ce25" office:value-type="float" office:value="3049" calcext:value-type="float">
            <text:p><text:s text:c="3"/>3,049</text:p>
          </table:table-cell>
          <table:table-cell table:style-name="ce25" office:value-type="float" office:value="2942" calcext:value-type="float">
            <text:p><text:s text:c="3"/>2,942</text:p>
          </table:table-cell>
          <table:table-cell table:style-name="ce25" office:value-type="float" office:value="2465" calcext:value-type="float">
            <text:p><text:s text:c="3"/>2,465</text:p>
          </table:table-cell>
          <table:table-cell table:style-name="ce25" office:value-type="float" office:value="1240" calcext:value-type="float">
            <text:p><text:s text:c="3"/>1,240</text:p>
          </table:table-cell>
          <table:table-cell table:style-name="ce25" office:value-type="float" office:value="1691" calcext:value-type="float">
            <text:p><text:s text:c="3"/>1,691</text:p>
          </table:table-cell>
          <table:table-cell table:style-name="ce25" office:value-type="float" office:value="5019" calcext:value-type="float">
            <text:p><text:s text:c="3"/>5,019</text:p>
          </table:table-cell>
          <table:table-cell table:style-name="ce25" office:value-type="float" office:value="332" calcext:value-type="float">
            <text:p><text:s text:c="3"/>332</text:p>
          </table:table-cell>
          <table:table-cell table:style-name="ce26" office:value-type="float" office:value="0" calcext:value-type="float">
            <text:p>-</text:p>
          </table:table-cell>
          <table:table-cell table:style-name="ce25" office:value-type="float" office:value="2324" calcext:value-type="float">
            <text:p><text:s text:c="3"/>2,324</text:p>
          </table:table-cell>
          <table:table-cell table:style-name="ce25" office:value-type="float" office:value="28432" calcext:value-type="float">
            <text:p><text:s text:c="3"/>28,432</text:p>
          </table:table-cell>
          <table:table-cell table:style-name="ce25" office:value-type="float" office:value="18" calcext:value-type="float">
            <text:p><text:s text:c="3"/>18</text:p>
          </table:table-cell>
          <table:table-cell table:style-name="ce25" office:value-type="float" office:value="12" calcext:value-type="float">
            <text:p><text:s text:c="3"/>12</text:p>
          </table:table-cell>
          <table:table-cell table:style-name="ce29" office:value-type="float" office:value="18780" calcext:value-type="float">
            <text:p><text:s text:c="3"/>18,780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總 <text:s text:c="3"/>計</text:p>
          </table:table-cell>
          <table:table-cell table:style-name="ce17" office:value-type="string" calcext:value-type="string">
            <text:p>男</text:p>
          </table:table-cell>
          <table:table-cell table:style-name="ce25" office:value-type="float" office:value="34036" calcext:value-type="float">
            <text:p><text:s text:c="3"/>34,036</text:p>
          </table:table-cell>
          <table:table-cell table:style-name="ce25" office:value-type="float" office:value="9833" calcext:value-type="float">
            <text:p><text:s text:c="3"/>9,833</text:p>
          </table:table-cell>
          <table:table-cell table:style-name="ce25" office:value-type="float" office:value="2290" calcext:value-type="float">
            <text:p><text:s text:c="3"/>2,290</text:p>
          </table:table-cell>
          <table:table-cell table:style-name="ce25" office:value-type="float" office:value="1793" calcext:value-type="float">
            <text:p><text:s text:c="3"/>1,793</text:p>
          </table:table-cell>
          <table:table-cell table:style-name="ce25" office:value-type="float" office:value="1081" calcext:value-type="float">
            <text:p><text:s text:c="3"/>1,081</text:p>
          </table:table-cell>
          <table:table-cell table:style-name="ce25" office:value-type="float" office:value="853" calcext:value-type="float">
            <text:p><text:s text:c="3"/>853</text:p>
          </table:table-cell>
          <table:table-cell table:style-name="ce25" office:value-type="float" office:value="521" calcext:value-type="float">
            <text:p><text:s text:c="3"/>521</text:p>
          </table:table-cell>
          <table:table-cell table:style-name="ce25" office:value-type="float" office:value="832" calcext:value-type="float">
            <text:p><text:s text:c="3"/>832</text:p>
          </table:table-cell>
          <table:table-cell table:style-name="ce25" office:value-type="float" office:value="2293" calcext:value-type="float">
            <text:p><text:s text:c="3"/>2,293</text:p>
          </table:table-cell>
          <table:table-cell table:style-name="ce25" office:value-type="float" office:value="134" calcext:value-type="float">
            <text:p><text:s text:c="3"/>134</text:p>
          </table:table-cell>
          <table:table-cell table:style-name="ce27" office:value-type="float" office:value="0" calcext:value-type="float">
            <text:p>-</text:p>
          </table:table-cell>
          <table:table-cell table:style-name="ce25" office:value-type="float" office:value="1072" calcext:value-type="float">
            <text:p><text:s text:c="3"/>1,072</text:p>
          </table:table-cell>
          <table:table-cell table:style-name="ce25" office:value-type="float" office:value="12963" calcext:value-type="float">
            <text:p><text:s text:c="3"/>12,963</text:p>
          </table:table-cell>
          <table:table-cell table:style-name="ce25" office:value-type="float" office:value="367" calcext:value-type="float">
            <text:p><text:s text:c="3"/>367</text:p>
          </table:table-cell>
          <table:table-cell table:style-name="ce25" office:value-type="float" office:value="4" calcext:value-type="float">
            <text:p><text:s text:c="3"/>4</text:p>
          </table:table-cell>
          <table:table-cell table:style-name="ce25" office:value-type="float" office:value="26103" calcext:value-type="float">
            <text:p><text:s text:c="3"/>26,103</text:p>
          </table:table-cell>
          <table:table-cell table:style-name="ce25" office:value-type="float" office:value="2257" calcext:value-type="float">
            <text:p><text:s text:c="3"/>2,257</text:p>
          </table:table-cell>
          <table:table-cell table:style-name="ce25" office:value-type="float" office:value="2163" calcext:value-type="float">
            <text:p><text:s text:c="3"/>2,163</text:p>
          </table:table-cell>
          <table:table-cell table:style-name="ce25" office:value-type="float" office:value="1348" calcext:value-type="float">
            <text:p><text:s text:c="3"/>1,348</text:p>
          </table:table-cell>
          <table:table-cell table:style-name="ce25" office:value-type="float" office:value="1373" calcext:value-type="float">
            <text:p><text:s text:c="3"/>1,373</text:p>
          </table:table-cell>
          <table:table-cell table:style-name="ce25" office:value-type="float" office:value="1117" calcext:value-type="float">
            <text:p><text:s text:c="3"/>1,117</text:p>
          </table:table-cell>
          <table:table-cell table:style-name="ce25" office:value-type="float" office:value="571" calcext:value-type="float">
            <text:p><text:s text:c="3"/>571</text:p>
          </table:table-cell>
          <table:table-cell table:style-name="ce25" office:value-type="float" office:value="740" calcext:value-type="float">
            <text:p><text:s text:c="3"/>740</text:p>
          </table:table-cell>
          <table:table-cell table:style-name="ce25" office:value-type="float" office:value="2290" calcext:value-type="float">
            <text:p><text:s text:c="3"/>2,290</text:p>
          </table:table-cell>
          <table:table-cell table:style-name="ce25" office:value-type="float" office:value="195" calcext:value-type="float">
            <text:p><text:s text:c="3"/>195</text:p>
          </table:table-cell>
          <table:table-cell table:style-name="ce27" office:value-type="float" office:value="0" calcext:value-type="float">
            <text:p>-</text:p>
          </table:table-cell>
          <table:table-cell table:style-name="ce25" office:value-type="float" office:value="1072" calcext:value-type="float">
            <text:p><text:s text:c="3"/>1,072</text:p>
          </table:table-cell>
          <table:table-cell table:style-name="ce25" office:value-type="float" office:value="12963" calcext:value-type="float">
            <text:p><text:s text:c="3"/>12,963</text:p>
          </table:table-cell>
          <table:table-cell table:style-name="ce25" office:value-type="float" office:value="6" calcext:value-type="float">
            <text:p><text:s text:c="3"/>6</text:p>
          </table:table-cell>
          <table:table-cell table:style-name="ce25" office:value-type="float" office:value="8" calcext:value-type="float">
            <text:p><text:s text:c="3"/>8</text:p>
          </table:table-cell>
          <table:table-cell table:style-name="ce43" office:value-type="float" office:value="7933" calcext:value-type="float">
            <text:p><text:s text:c="3"/>7,933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5" office:value-type="float" office:value="41535" calcext:value-type="float">
            <text:p><text:s text:c="3"/>41,535</text:p>
          </table:table-cell>
          <table:table-cell table:style-name="ce25" office:value-type="float" office:value="12570" calcext:value-type="float">
            <text:p><text:s text:c="3"/>12,570</text:p>
          </table:table-cell>
          <table:table-cell table:style-name="ce25" office:value-type="float" office:value="2740" calcext:value-type="float">
            <text:p><text:s text:c="3"/>2,740</text:p>
          </table:table-cell>
          <table:table-cell table:style-name="ce25" office:value-type="float" office:value="2052" calcext:value-type="float">
            <text:p><text:s text:c="3"/>2,052</text:p>
          </table:table-cell>
          <table:table-cell table:style-name="ce25" office:value-type="float" office:value="1247" calcext:value-type="float">
            <text:p><text:s text:c="3"/>1,247</text:p>
          </table:table-cell>
          <table:table-cell table:style-name="ce25" office:value-type="float" office:value="1007" calcext:value-type="float">
            <text:p><text:s text:c="3"/>1,007</text:p>
          </table:table-cell>
          <table:table-cell table:style-name="ce25" office:value-type="float" office:value="669" calcext:value-type="float">
            <text:p><text:s text:c="3"/>669</text:p>
          </table:table-cell>
          <table:table-cell table:style-name="ce25" office:value-type="float" office:value="1023" calcext:value-type="float">
            <text:p><text:s text:c="3"/>1,023</text:p>
          </table:table-cell>
          <table:table-cell table:style-name="ce25" office:value-type="float" office:value="2795" calcext:value-type="float">
            <text:p><text:s text:c="3"/>2,795</text:p>
          </table:table-cell>
          <table:table-cell table:style-name="ce25" office:value-type="float" office:value="110" calcext:value-type="float">
            <text:p><text:s text:c="3"/>110</text:p>
          </table:table-cell>
          <table:table-cell table:style-name="ce28" office:value-type="float" office:value="0" calcext:value-type="float">
            <text:p>-</text:p>
          </table:table-cell>
          <table:table-cell table:style-name="ce25" office:value-type="float" office:value="1252" calcext:value-type="float">
            <text:p><text:s text:c="3"/>1,252</text:p>
          </table:table-cell>
          <table:table-cell table:style-name="ce25" office:value-type="float" office:value="15469" calcext:value-type="float">
            <text:p><text:s text:c="3"/>15,469</text:p>
          </table:table-cell>
          <table:table-cell table:style-name="ce25" office:value-type="float" office:value="596" calcext:value-type="float">
            <text:p><text:s text:c="3"/>596</text:p>
          </table:table-cell>
          <table:table-cell table:style-name="ce25" office:value-type="float" office:value="5" calcext:value-type="float">
            <text:p><text:s text:c="3"/>5</text:p>
          </table:table-cell>
          <table:table-cell table:style-name="ce25" office:value-type="float" office:value="30688" calcext:value-type="float">
            <text:p><text:s text:c="3"/>30,688</text:p>
          </table:table-cell>
          <table:table-cell table:style-name="ce25" office:value-type="float" office:value="2308" calcext:value-type="float">
            <text:p><text:s text:c="3"/>2,308</text:p>
          </table:table-cell>
          <table:table-cell table:style-name="ce25" office:value-type="float" office:value="2539" calcext:value-type="float">
            <text:p><text:s text:c="3"/>2,539</text:p>
          </table:table-cell>
          <table:table-cell table:style-name="ce25" office:value-type="float" office:value="1701" calcext:value-type="float">
            <text:p><text:s text:c="3"/>1,701</text:p>
          </table:table-cell>
          <table:table-cell table:style-name="ce25" office:value-type="float" office:value="1569" calcext:value-type="float">
            <text:p><text:s text:c="3"/>1,569</text:p>
          </table:table-cell>
          <table:table-cell table:style-name="ce25" office:value-type="float" office:value="1348" calcext:value-type="float">
            <text:p><text:s text:c="3"/>1,348</text:p>
          </table:table-cell>
          <table:table-cell table:style-name="ce25" office:value-type="float" office:value="669" calcext:value-type="float">
            <text:p><text:s text:c="3"/>669</text:p>
          </table:table-cell>
          <table:table-cell table:style-name="ce25" office:value-type="float" office:value="951" calcext:value-type="float">
            <text:p><text:s text:c="3"/>951</text:p>
          </table:table-cell>
          <table:table-cell table:style-name="ce25" office:value-type="float" office:value="2729" calcext:value-type="float">
            <text:p><text:s text:c="3"/>2,729</text:p>
          </table:table-cell>
          <table:table-cell table:style-name="ce25" office:value-type="float" office:value="137" calcext:value-type="float">
            <text:p><text:s text:c="3"/>137</text:p>
          </table:table-cell>
          <table:table-cell table:style-name="ce28" office:value-type="float" office:value="0" calcext:value-type="float">
            <text:p>-</text:p>
          </table:table-cell>
          <table:table-cell table:style-name="ce25" office:value-type="float" office:value="1252" calcext:value-type="float">
            <text:p><text:s text:c="3"/>1,252</text:p>
          </table:table-cell>
          <table:table-cell table:style-name="ce25" office:value-type="float" office:value="15469" calcext:value-type="float">
            <text:p><text:s text:c="3"/>15,469</text:p>
          </table:table-cell>
          <table:table-cell table:style-name="ce25" office:value-type="float" office:value="12" calcext:value-type="float">
            <text:p><text:s text:c="3"/>12</text:p>
          </table:table-cell>
          <table:table-cell table:style-name="ce25" office:value-type="float" office:value="4" calcext:value-type="float">
            <text:p><text:s text:c="3"/>4</text:p>
          </table:table-cell>
          <table:table-cell table:style-name="ce44" office:value-type="float" office:value="10847" calcext:value-type="float">
            <text:p><text:s text:c="3"/>10,847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14018" calcext:value-type="float">
            <text:p>14,018</text:p>
          </table:table-cell>
          <table:table-cell table:style-name="ce26" office:value-type="float" office:value="4961" calcext:value-type="float">
            <text:p>4,961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320" calcext:value-type="float">
            <text:p>2,320</text:p>
          </table:table-cell>
          <table:table-cell table:style-name="ce26" office:value-type="float" office:value="797" calcext:value-type="float">
            <text:p>797</text:p>
          </table:table-cell>
          <table:table-cell table:style-name="ce26" office:value-type="float" office:value="182" calcext:value-type="float">
            <text:p>182</text:p>
          </table:table-cell>
          <table:table-cell table:style-name="ce26" office:value-type="float" office:value="124" calcext:value-type="float">
            <text:p>124</text:p>
          </table:table-cell>
          <table:table-cell table:style-name="ce26" office:value-type="float" office:value="205" calcext:value-type="float">
            <text:p>205</text:p>
          </table:table-cell>
          <table:table-cell table:style-name="ce26" office:value-type="float" office:value="1034" calcext:value-type="float">
            <text:p>1,034</text:p>
          </table:table-cell>
          <table:table-cell table:style-name="ce26" office:value-type="float" office:value="40" calcext:value-type="float">
            <text:p>40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155" calcext:value-type="float">
            <text:p>4,155</text:p>
          </table:table-cell>
          <table:table-cell table:style-name="ce26" office:value-type="float" office:value="197" calcext:value-type="float">
            <text:p>197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10180" calcext:value-type="float">
            <text:p>10,180</text:p>
          </table:table-cell>
          <table:table-cell table:style-name="ce26" office:value-type="float" office:value="988" calcext:value-type="float">
            <text:p>988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870" calcext:value-type="float">
            <text:p>1,870</text:p>
          </table:table-cell>
          <table:table-cell table:style-name="ce26" office:value-type="float" office:value="1268" calcext:value-type="float">
            <text:p>1,268</text:p>
          </table:table-cell>
          <table:table-cell table:style-name="ce26" office:value-type="float" office:value="293" calcext:value-type="float">
            <text:p>293</text:p>
          </table:table-cell>
          <table:table-cell table:style-name="ce26" office:value-type="float" office:value="148" calcext:value-type="float">
            <text:p>148</text:p>
          </table:table-cell>
          <table:table-cell table:style-name="ce26" office:value-type="float" office:value="161" calcext:value-type="float">
            <text:p>161</text:p>
          </table:table-cell>
          <table:table-cell table:style-name="ce26" office:value-type="float" office:value="1213" calcext:value-type="float">
            <text:p>1,213</text:p>
          </table:table-cell>
          <table:table-cell table:style-name="ce26" office:value-type="float" office:value="77" calcext:value-type="float">
            <text:p>77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155" calcext:value-type="float">
            <text:p>4,155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45" office:value-type="float" office:value="3838" calcext:value-type="float">
            <text:p>3,838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新北市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6255" calcext:value-type="float">
            <text:p>6,255</text:p>
          </table:table-cell>
          <table:table-cell table:style-name="ce27" office:value-type="float" office:value="2113" calcext:value-type="float">
            <text:p>2,113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071" calcext:value-type="float">
            <text:p>1,071</text:p>
          </table:table-cell>
          <table:table-cell table:style-name="ce27" office:value-type="float" office:value="379" calcext:value-type="float">
            <text:p>379</text:p>
          </table:table-cell>
          <table:table-cell table:style-name="ce27" office:value-type="float" office:value="86" calcext:value-type="float">
            <text:p>86</text:p>
          </table:table-cell>
          <table:table-cell table:style-name="ce27" office:value-type="float" office:value="58" calcext:value-type="float">
            <text:p>58</text:p>
          </table:table-cell>
          <table:table-cell table:style-name="ce27" office:value-type="float" office:value="81" calcext:value-type="float">
            <text:p>81</text:p>
          </table:table-cell>
          <table:table-cell table:style-name="ce27" office:value-type="float" office:value="464" calcext:value-type="float">
            <text:p>464</text:p>
          </table:table-cell>
          <table:table-cell table:style-name="ce27" office:value-type="float" office:value="24" calcext:value-type="float">
            <text:p>24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896" calcext:value-type="float">
            <text:p>1,896</text:p>
          </table:table-cell>
          <table:table-cell table:style-name="ce27" office:value-type="float" office:value="81" calcext:value-type="float">
            <text:p>8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4693" calcext:value-type="float">
            <text:p>4,693</text:p>
          </table:table-cell>
          <table:table-cell table:style-name="ce27" office:value-type="float" office:value="503" calcext:value-type="float">
            <text:p>503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831" calcext:value-type="float">
            <text:p>831</text:p>
          </table:table-cell>
          <table:table-cell table:style-name="ce27" office:value-type="float" office:value="605" calcext:value-type="float">
            <text:p>605</text:p>
          </table:table-cell>
          <table:table-cell table:style-name="ce27" office:value-type="float" office:value="126" calcext:value-type="float">
            <text:p>126</text:p>
          </table:table-cell>
          <table:table-cell table:style-name="ce27" office:value-type="float" office:value="69" calcext:value-type="float">
            <text:p>69</text:p>
          </table:table-cell>
          <table:table-cell table:style-name="ce27" office:value-type="float" office:value="66" calcext:value-type="float">
            <text:p>66</text:p>
          </table:table-cell>
          <table:table-cell table:style-name="ce27" office:value-type="float" office:value="555" calcext:value-type="float">
            <text:p>555</text:p>
          </table:table-cell>
          <table:table-cell table:style-name="ce27" office:value-type="float" office:value="38" calcext:value-type="float">
            <text:p>38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896" calcext:value-type="float">
            <text:p>1,896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3" calcext:value-type="float">
            <text:p>3</text:p>
          </table:table-cell>
          <table:table-cell table:style-name="ce46" office:value-type="float" office:value="1562" calcext:value-type="float">
            <text:p>1,562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7763" calcext:value-type="float">
            <text:p>7,763</text:p>
          </table:table-cell>
          <table:table-cell table:style-name="ce28" office:value-type="float" office:value="2848" calcext:value-type="float">
            <text:p>2,848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249" calcext:value-type="float">
            <text:p>1,249</text:p>
          </table:table-cell>
          <table:table-cell table:style-name="ce28" office:value-type="float" office:value="418" calcext:value-type="float">
            <text:p>418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570" calcext:value-type="float">
            <text:p>570</text:p>
          </table:table-cell>
          <table:table-cell table:style-name="ce28" office:value-type="float" office:value="16" calcext:value-type="float">
            <text:p>16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259" calcext:value-type="float">
            <text:p>2,259</text:p>
          </table:table-cell>
          <table:table-cell table:style-name="ce28" office:value-type="float" office:value="116" calcext:value-type="float">
            <text:p>116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5487" calcext:value-type="float">
            <text:p>5,487</text:p>
          </table:table-cell>
          <table:table-cell table:style-name="ce28" office:value-type="float" office:value="485" calcext:value-type="float">
            <text:p>485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039" calcext:value-type="float">
            <text:p>1,039</text:p>
          </table:table-cell>
          <table:table-cell table:style-name="ce28" office:value-type="float" office:value="663" calcext:value-type="float">
            <text:p>663</text:p>
          </table:table-cell>
          <table:table-cell table:style-name="ce28" office:value-type="float" office:value="167" calcext:value-type="float">
            <text:p>167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658" calcext:value-type="float">
            <text:p>658</text:p>
          </table:table-cell>
          <table:table-cell table:style-name="ce28" office:value-type="float" office:value="39" calcext:value-type="float">
            <text:p>39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259" calcext:value-type="float">
            <text:p>2,259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46" office:value-type="float" office:value="2276" calcext:value-type="float">
            <text:p>2,276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13179" calcext:value-type="float">
            <text:p>13,179</text:p>
          </table:table-cell>
          <table:table-cell table:style-name="ce26" office:value-type="float" office:value="6841" calcext:value-type="float">
            <text:p>6,841</text:p>
          </table:table-cell>
          <table:table-cell table:style-name="ce26" office:value-type="float" office:value="1870" calcext:value-type="float">
            <text:p>1,870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55" calcext:value-type="float">
            <text:p>255</text:p>
          </table:table-cell>
          <table:table-cell table:style-name="ce26" office:value-type="float" office:value="143" calcext:value-type="float">
            <text:p>143</text:p>
          </table:table-cell>
          <table:table-cell table:style-name="ce26" office:value-type="float" office:value="87" calcext:value-type="float">
            <text:p>87</text:p>
          </table:table-cell>
          <table:table-cell table:style-name="ce26" office:value-type="float" office:value="134" calcext:value-type="float">
            <text:p>134</text:p>
          </table:table-cell>
          <table:table-cell table:style-name="ce26" office:value-type="float" office:value="543" calcext:value-type="float">
            <text:p>543</text:p>
          </table:table-cell>
          <table:table-cell table:style-name="ce26" office:value-type="float" office:value="17" calcext:value-type="float">
            <text:p>17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119" calcext:value-type="float">
            <text:p>3,119</text:p>
          </table:table-cell>
          <table:table-cell table:style-name="ce26" office:value-type="float" office:value="169" calcext:value-type="float">
            <text:p>169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8037" calcext:value-type="float">
            <text:p>8,037</text:p>
          </table:table-cell>
          <table:table-cell table:style-name="ce26" office:value-type="float" office:value="1066" calcext:value-type="float">
            <text:p>1,066</text:p>
          </table:table-cell>
          <table:table-cell table:style-name="ce26" office:value-type="float" office:value="2320" calcext:value-type="float">
            <text:p>2,320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459" calcext:value-type="float">
            <text:p>459</text:p>
          </table:table-cell>
          <table:table-cell table:style-name="ce26" office:value-type="float" office:value="183" calcext:value-type="float">
            <text:p>183</text:p>
          </table:table-cell>
          <table:table-cell table:style-name="ce26" office:value-type="float" office:value="90" calcext:value-type="float">
            <text:p>90</text:p>
          </table:table-cell>
          <table:table-cell table:style-name="ce26" office:value-type="float" office:value="96" calcext:value-type="float">
            <text:p>96</text:p>
          </table:table-cell>
          <table:table-cell table:style-name="ce26" office:value-type="float" office:value="669" calcext:value-type="float">
            <text:p>669</text:p>
          </table:table-cell>
          <table:table-cell table:style-name="ce26" office:value-type="float" office:value="28" calcext:value-type="float">
            <text:p>28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119" calcext:value-type="float">
            <text:p>3,119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-</text:p>
          </table:table-cell>
          <table:table-cell table:style-name="ce45" office:value-type="float" office:value="5142" calcext:value-type="float">
            <text:p>5,142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臺北市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5702" calcext:value-type="float">
            <text:p>5,702</text:p>
          </table:table-cell>
          <table:table-cell table:style-name="ce27" office:value-type="float" office:value="2828" calcext:value-type="float">
            <text:p>2,828</text:p>
          </table:table-cell>
          <table:table-cell table:style-name="ce27" office:value-type="float" office:value="831" calcext:value-type="float">
            <text:p>83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10" calcext:value-type="float">
            <text:p>110</text:p>
          </table:table-cell>
          <table:table-cell table:style-name="ce27" office:value-type="float" office:value="67" calcext:value-type="float">
            <text:p>67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61" calcext:value-type="float">
            <text:p>61</text:p>
          </table:table-cell>
          <table:table-cell table:style-name="ce27" office:value-type="float" office:value="232" calcext:value-type="float">
            <text:p>232</text:p>
          </table:table-cell>
          <table:table-cell table:style-name="ce27" office:value-type="float" office:value="8" calcext:value-type="float">
            <text:p>8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445" calcext:value-type="float">
            <text:p>1,445</text:p>
          </table:table-cell>
          <table:table-cell table:style-name="ce27" office:value-type="float" office:value="80" calcext:value-type="float">
            <text:p>8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3759" calcext:value-type="float">
            <text:p>3,759</text:p>
          </table:table-cell>
          <table:table-cell table:style-name="ce27" office:value-type="float" office:value="518" calcext:value-type="float">
            <text:p>518</text:p>
          </table:table-cell>
          <table:table-cell table:style-name="ce27" office:value-type="float" office:value="1071" calcext:value-type="float">
            <text:p>1,07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14" calcext:value-type="float">
            <text:p>214</text:p>
          </table:table-cell>
          <table:table-cell table:style-name="ce27" office:value-type="float" office:value="82" calcext:value-type="float">
            <text:p>82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325" calcext:value-type="float">
            <text:p>325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445" calcext:value-type="float">
            <text:p>1,445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0" calcext:value-type="float">
            <text:p>-</text:p>
          </table:table-cell>
          <table:table-cell table:style-name="ce46" office:value-type="float" office:value="1943" calcext:value-type="float">
            <text:p>1,943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18" office:value-type="string" calcext:value-type="string">
            <text:p>女</text:p>
          </table:table-cell>
          <table:table-cell table:style-name="ce28" office:value-type="float" office:value="7477" calcext:value-type="float">
            <text:p>7,477</text:p>
          </table:table-cell>
          <table:table-cell table:style-name="ce28" office:value-type="float" office:value="4013" calcext:value-type="float">
            <text:p>4,013</text:p>
          </table:table-cell>
          <table:table-cell table:style-name="ce28" office:value-type="float" office:value="1039" calcext:value-type="float">
            <text:p>1,039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45" calcext:value-type="float">
            <text:p>145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311" calcext:value-type="float">
            <text:p>311</text:p>
          </table:table-cell>
          <table:table-cell table:style-name="ce28" office:value-type="float" office:value="9" calcext:value-type="float">
            <text:p>9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674" calcext:value-type="float">
            <text:p>1,674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4278" calcext:value-type="float">
            <text:p>4,278</text:p>
          </table:table-cell>
          <table:table-cell table:style-name="ce28" office:value-type="float" office:value="548" calcext:value-type="float">
            <text:p>548</text:p>
          </table:table-cell>
          <table:table-cell table:style-name="ce28" office:value-type="float" office:value="1249" calcext:value-type="float">
            <text:p>1,249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45" calcext:value-type="float">
            <text:p>245</text:p>
          </table:table-cell>
          <table:table-cell table:style-name="ce28" office:value-type="float" office:value="101" calcext:value-type="float">
            <text:p>101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344" calcext:value-type="float">
            <text:p>344</text:p>
          </table:table-cell>
          <table:table-cell table:style-name="ce28" office:value-type="float" office:value="18" calcext:value-type="float">
            <text:p>18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674" calcext:value-type="float">
            <text:p>1,674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0" calcext:value-type="float">
            <text:p>-</text:p>
          </table:table-cell>
          <table:table-cell table:style-name="ce46" office:value-type="float" office:value="3199" calcext:value-type="float">
            <text:p>3,199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6" office:value-type="float" office:value="7885" calcext:value-type="float">
            <text:p>7,885</text:p>
          </table:table-cell>
          <table:table-cell table:style-name="ce26" office:value-type="float" office:value="1837" calcext:value-type="float">
            <text:p>1,837</text:p>
          </table:table-cell>
          <table:table-cell table:style-name="ce26" office:value-type="float" office:value="1268" calcext:value-type="float">
            <text:p>1,268</text:p>
          </table:table-cell>
          <table:table-cell table:style-name="ce26" office:value-type="float" office:value="459" calcext:value-type="float">
            <text:p>459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83" calcext:value-type="float">
            <text:p>183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108" calcext:value-type="float">
            <text:p>108</text:p>
          </table:table-cell>
          <table:table-cell table:style-name="ce26" office:value-type="float" office:value="804" calcext:value-type="float">
            <text:p>804</text:p>
          </table:table-cell>
          <table:table-cell table:style-name="ce26" office:value-type="float" office:value="38" calcext:value-type="float">
            <text:p>38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2990" calcext:value-type="float">
            <text:p>2,990</text:p>
          </table:table-cell>
          <table:table-cell table:style-name="ce26" office:value-type="float" office:value="116" calcext:value-type="float">
            <text:p>116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5765" calcext:value-type="float">
            <text:p>5,765</text:p>
          </table:table-cell>
          <table:table-cell table:style-name="ce26" office:value-type="float" office:value="444" calcext:value-type="float">
            <text:p>444</text:p>
          </table:table-cell>
          <table:table-cell table:style-name="ce26" office:value-type="float" office:value="797" calcext:value-type="float">
            <text:p>797</text:p>
          </table:table-cell>
          <table:table-cell table:style-name="ce26" office:value-type="float" office:value="255" calcext:value-type="float">
            <text:p>255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67" calcext:value-type="float">
            <text:p>167</text:p>
          </table:table-cell>
          <table:table-cell table:style-name="ce26" office:value-type="float" office:value="112" calcext:value-type="float">
            <text:p>112</text:p>
          </table:table-cell>
          <table:table-cell table:style-name="ce26" office:value-type="float" office:value="132" calcext:value-type="float">
            <text:p>132</text:p>
          </table:table-cell>
          <table:table-cell table:style-name="ce26" office:value-type="float" office:value="820" calcext:value-type="float">
            <text:p>820</text:p>
          </table:table-cell>
          <table:table-cell table:style-name="ce26" office:value-type="float" office:value="45" calcext:value-type="float">
            <text:p>45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2990" calcext:value-type="float">
            <text:p>2,990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45" office:value-type="float" office:value="2120" calcext:value-type="float">
            <text:p>2,120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桃園市" calcext:value-type="string">
            <text:p><text:s/>桃園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3557" calcext:value-type="float">
            <text:p>3,557</text:p>
          </table:table-cell>
          <table:table-cell table:style-name="ce27" office:value-type="float" office:value="814" calcext:value-type="float">
            <text:p>814</text:p>
          </table:table-cell>
          <table:table-cell table:style-name="ce27" office:value-type="float" office:value="605" calcext:value-type="float">
            <text:p>605</text:p>
          </table:table-cell>
          <table:table-cell table:style-name="ce27" office:value-type="float" office:value="214" calcext:value-type="float">
            <text:p>214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80" calcext:value-type="float">
            <text:p>80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52" calcext:value-type="float">
            <text:p>52</text:p>
          </table:table-cell>
          <table:table-cell table:style-name="ce27" office:value-type="float" office:value="368" calcext:value-type="float">
            <text:p>368</text:p>
          </table:table-cell>
          <table:table-cell table:style-name="ce27" office:value-type="float" office:value="23" calcext:value-type="float">
            <text:p>23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330" calcext:value-type="float">
            <text:p>1,330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621" calcext:value-type="float">
            <text:p>2,621</text:p>
          </table:table-cell>
          <table:table-cell table:style-name="ce27" office:value-type="float" office:value="209" calcext:value-type="float">
            <text:p>209</text:p>
          </table:table-cell>
          <table:table-cell table:style-name="ce27" office:value-type="float" office:value="379" calcext:value-type="float">
            <text:p>379</text:p>
          </table:table-cell>
          <table:table-cell table:style-name="ce27" office:value-type="float" office:value="110" calcext:value-type="float">
            <text:p>110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82" calcext:value-type="float">
            <text:p>82</text:p>
          </table:table-cell>
          <table:table-cell table:style-name="ce27" office:value-type="float" office:value="51" calcext:value-type="float">
            <text:p>51</text:p>
          </table:table-cell>
          <table:table-cell table:style-name="ce27" office:value-type="float" office:value="55" calcext:value-type="float">
            <text:p>55</text:p>
          </table:table-cell>
          <table:table-cell table:style-name="ce27" office:value-type="float" office:value="380" calcext:value-type="float">
            <text:p>380</text:p>
          </table:table-cell>
          <table:table-cell table:style-name="ce27" office:value-type="float" office:value="24" calcext:value-type="float">
            <text:p>24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330" calcext:value-type="float">
            <text:p>1,33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-</text:p>
          </table:table-cell>
          <table:table-cell table:style-name="ce46" office:value-type="float" office:value="936" calcext:value-type="float">
            <text:p>936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4328" calcext:value-type="float">
            <text:p>4,328</text:p>
          </table:table-cell>
          <table:table-cell table:style-name="ce28" office:value-type="float" office:value="1023" calcext:value-type="float">
            <text:p>1,023</text:p>
          </table:table-cell>
          <table:table-cell table:style-name="ce28" office:value-type="float" office:value="663" calcext:value-type="float">
            <text:p>663</text:p>
          </table:table-cell>
          <table:table-cell table:style-name="ce28" office:value-type="float" office:value="245" calcext:value-type="float">
            <text:p>245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436" calcext:value-type="float">
            <text:p>436</text:p>
          </table:table-cell>
          <table:table-cell table:style-name="ce28" office:value-type="float" office:value="15" calcext:value-type="float">
            <text:p>15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660" calcext:value-type="float">
            <text:p>1,660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144" calcext:value-type="float">
            <text:p>3,144</text:p>
          </table:table-cell>
          <table:table-cell table:style-name="ce28" office:value-type="float" office:value="235" calcext:value-type="float">
            <text:p>235</text:p>
          </table:table-cell>
          <table:table-cell table:style-name="ce28" office:value-type="float" office:value="418" calcext:value-type="float">
            <text:p>418</text:p>
          </table:table-cell>
          <table:table-cell table:style-name="ce28" office:value-type="float" office:value="145" calcext:value-type="float">
            <text:p>145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440" calcext:value-type="float">
            <text:p>440</text:p>
          </table:table-cell>
          <table:table-cell table:style-name="ce28" office:value-type="float" office:value="21" calcext:value-type="float">
            <text:p>21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660" calcext:value-type="float">
            <text:p>1,660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46" office:value-type="float" office:value="1184" calcext:value-type="float">
            <text:p>1,184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6" office:value-type="float" office:value="10095" calcext:value-type="float">
            <text:p>10,095</text:p>
          </table:table-cell>
          <table:table-cell table:style-name="ce26" office:value-type="float" office:value="2280" calcext:value-type="float">
            <text:p>2,280</text:p>
          </table:table-cell>
          <table:table-cell table:style-name="ce26" office:value-type="float" office:value="293" calcext:value-type="float">
            <text:p>293</text:p>
          </table:table-cell>
          <table:table-cell table:style-name="ce26" office:value-type="float" office:value="183" calcext:value-type="float">
            <text:p>183</text:p>
          </table:table-cell>
          <table:table-cell table:style-name="ce26" office:value-type="float" office:value="167" calcext:value-type="float">
            <text:p>167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50" calcext:value-type="float">
            <text:p>150</text:p>
          </table:table-cell>
          <table:table-cell table:style-name="ce26" office:value-type="float" office:value="200" calcext:value-type="float">
            <text:p>200</text:p>
          </table:table-cell>
          <table:table-cell table:style-name="ce26" office:value-type="float" office:value="1435" calcext:value-type="float">
            <text:p>1,435</text:p>
          </table:table-cell>
          <table:table-cell table:style-name="ce26" office:value-type="float" office:value="37" calcext:value-type="float">
            <text:p>37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224" calcext:value-type="float">
            <text:p>5,224</text:p>
          </table:table-cell>
          <table:table-cell table:style-name="ce26" office:value-type="float" office:value="125" calcext:value-type="float">
            <text:p>125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7586" calcext:value-type="float">
            <text:p>7,586</text:p>
          </table:table-cell>
          <table:table-cell table:style-name="ce26" office:value-type="float" office:value="498" calcext:value-type="float">
            <text:p>498</text:p>
          </table:table-cell>
          <table:table-cell table:style-name="ce26" office:value-type="float" office:value="182" calcext:value-type="float">
            <text:p>182</text:p>
          </table:table-cell>
          <table:table-cell table:style-name="ce26" office:value-type="float" office:value="143" calcext:value-type="float">
            <text:p>143</text:p>
          </table:table-cell>
          <table:table-cell table:style-name="ce26" office:value-type="float" office:value="183" calcext:value-type="float">
            <text:p>183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10" calcext:value-type="float">
            <text:p>110</text:p>
          </table:table-cell>
          <table:table-cell table:style-name="ce26" office:value-type="float" office:value="138" calcext:value-type="float">
            <text:p>138</text:p>
          </table:table-cell>
          <table:table-cell table:style-name="ce26" office:value-type="float" office:value="1061" calcext:value-type="float">
            <text:p>1,061</text:p>
          </table:table-cell>
          <table:table-cell table:style-name="ce26" office:value-type="float" office:value="43" calcext:value-type="float">
            <text:p>43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224" calcext:value-type="float">
            <text:p>5,224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3" calcext:value-type="float">
            <text:p>3</text:p>
          </table:table-cell>
          <table:table-cell table:style-name="ce45" office:value-type="float" office:value="2509" calcext:value-type="float">
            <text:p>2,509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臺中市" calcext:value-type="string">
            <text:p><text:s/>臺中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4634" calcext:value-type="float">
            <text:p>4,634</text:p>
          </table:table-cell>
          <table:table-cell table:style-name="ce27" office:value-type="float" office:value="1070" calcext:value-type="float">
            <text:p>1,070</text:p>
          </table:table-cell>
          <table:table-cell table:style-name="ce27" office:value-type="float" office:value="126" calcext:value-type="float">
            <text:p>126</text:p>
          </table:table-cell>
          <table:table-cell table:number-columns-repeated="2" table:style-name="ce27" office:value-type="float" office:value="82" calcext:value-type="float">
            <text:p>82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63" calcext:value-type="float">
            <text:p>63</text:p>
          </table:table-cell>
          <table:table-cell table:style-name="ce27" office:value-type="float" office:value="89" calcext:value-type="float">
            <text:p>89</text:p>
          </table:table-cell>
          <table:table-cell table:style-name="ce27" office:value-type="float" office:value="653" calcext:value-type="float">
            <text:p>653</text:p>
          </table:table-cell>
          <table:table-cell table:style-name="ce27" office:value-type="float" office:value="22" calcext:value-type="float">
            <text:p>22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400" calcext:value-type="float">
            <text:p>2,400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3516" calcext:value-type="float">
            <text:p>3,516</text:p>
          </table:table-cell>
          <table:table-cell table:style-name="ce27" office:value-type="float" office:value="261" calcext:value-type="float">
            <text:p>261</text:p>
          </table:table-cell>
          <table:table-cell table:style-name="ce27" office:value-type="float" office:value="86" calcext:value-type="float">
            <text:p>86</text:p>
          </table:table-cell>
          <table:table-cell table:style-name="ce27" office:value-type="float" office:value="67" calcext:value-type="float">
            <text:p>67</text:p>
          </table:table-cell>
          <table:table-cell table:style-name="ce27" office:value-type="float" office:value="80" calcext:value-type="float">
            <text:p>80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54" calcext:value-type="float">
            <text:p>54</text:p>
          </table:table-cell>
          <table:table-cell table:style-name="ce27" office:value-type="float" office:value="59" calcext:value-type="float">
            <text:p>59</text:p>
          </table:table-cell>
          <table:table-cell table:style-name="ce27" office:value-type="float" office:value="478" calcext:value-type="float">
            <text:p>478</text:p>
          </table:table-cell>
          <table:table-cell table:style-name="ce27" office:value-type="float" office:value="29" calcext:value-type="float">
            <text:p>29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400" calcext:value-type="float">
            <text:p>2,400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" calcext:value-type="float">
            <text:p>2</text:p>
          </table:table-cell>
          <table:table-cell table:style-name="ce46" office:value-type="float" office:value="1118" calcext:value-type="float">
            <text:p>1,118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5461" calcext:value-type="float">
            <text:p>5,461</text:p>
          </table:table-cell>
          <table:table-cell table:style-name="ce28" office:value-type="float" office:value="1210" calcext:value-type="float">
            <text:p>1,210</text:p>
          </table:table-cell>
          <table:table-cell table:style-name="ce28" office:value-type="float" office:value="167" calcext:value-type="float">
            <text:p>167</text:p>
          </table:table-cell>
          <table:table-cell table:style-name="ce28" office:value-type="float" office:value="101" calcext:value-type="float">
            <text:p>101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111" calcext:value-type="float">
            <text:p>111</text:p>
          </table:table-cell>
          <table:table-cell table:style-name="ce28" office:value-type="float" office:value="782" calcext:value-type="float">
            <text:p>782</text:p>
          </table:table-cell>
          <table:table-cell table:style-name="ce28" office:value-type="float" office:value="15" calcext:value-type="float">
            <text:p>15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824" calcext:value-type="float">
            <text:p>2,824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4070" calcext:value-type="float">
            <text:p>4,070</text:p>
          </table:table-cell>
          <table:table-cell table:style-name="ce28" office:value-type="float" office:value="237" calcext:value-type="float">
            <text:p>237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583" calcext:value-type="float">
            <text:p>583</text:p>
          </table:table-cell>
          <table:table-cell table:style-name="ce28" office:value-type="float" office:value="14" calcext:value-type="float">
            <text:p>14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824" calcext:value-type="float">
            <text:p>2,824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46" office:value-type="float" office:value="1391" calcext:value-type="float">
            <text:p>1,391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5257" calcext:value-type="float">
            <text:p>5,257</text:p>
          </table:table-cell>
          <table:table-cell table:style-name="ce26" office:value-type="float" office:value="1124" calcext:value-type="float">
            <text:p>1,124</text:p>
          </table:table-cell>
          <table:table-cell table:style-name="ce26" office:value-type="float" office:value="148" calcext:value-type="float">
            <text:p>148</text:p>
          </table:table-cell>
          <table:table-cell table:style-name="ce26" office:value-type="float" office:value="90" calcext:value-type="float">
            <text:p>90</text:p>
          </table:table-cell>
          <table:table-cell table:style-name="ce26" office:value-type="float" office:value="112" calcext:value-type="float">
            <text:p>112</text:p>
          </table:table-cell>
          <table:table-cell table:style-name="ce26" office:value-type="float" office:value="110" calcext:value-type="float">
            <text:p>110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363" calcext:value-type="float">
            <text:p>363</text:p>
          </table:table-cell>
          <table:table-cell table:style-name="ce26" office:value-type="float" office:value="400" calcext:value-type="float">
            <text:p>400</text:p>
          </table:table-cell>
          <table:table-cell table:style-name="ce26" office:value-type="float" office:value="17" calcext:value-type="float">
            <text:p>17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2840" calcext:value-type="float">
            <text:p>2,840</text:p>
          </table:table-cell>
          <table:table-cell table:style-name="ce26" office:value-type="float" office:value="53" calcext:value-type="float">
            <text:p>53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4248" calcext:value-type="float">
            <text:p>4,248</text:p>
          </table:table-cell>
          <table:table-cell table:style-name="ce26" office:value-type="float" office:value="218" calcext:value-type="float">
            <text:p>218</text:p>
          </table:table-cell>
          <table:table-cell table:style-name="ce26" office:value-type="float" office:value="124" calcext:value-type="float">
            <text:p>124</text:p>
          </table:table-cell>
          <table:table-cell table:style-name="ce26" office:value-type="float" office:value="87" calcext:value-type="float">
            <text:p>87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150" calcext:value-type="float">
            <text:p>150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323" calcext:value-type="float">
            <text:p>323</text:p>
          </table:table-cell>
          <table:table-cell table:style-name="ce26" office:value-type="float" office:value="401" calcext:value-type="float">
            <text:p>401</text:p>
          </table:table-cell>
          <table:table-cell table:style-name="ce26" office:value-type="float" office:value="23" calcext:value-type="float">
            <text:p>23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2840" calcext:value-type="float">
            <text:p>2,840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45" office:value-type="float" office:value="1009" calcext:value-type="float">
            <text:p>1,009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臺南市" calcext:value-type="string">
            <text:p><text:s/>臺南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2435" calcext:value-type="float">
            <text:p>2,435</text:p>
          </table:table-cell>
          <table:table-cell table:style-name="ce27" office:value-type="float" office:value="526" calcext:value-type="float">
            <text:p>526</text:p>
          </table:table-cell>
          <table:table-cell table:style-name="ce27" office:value-type="float" office:value="69" calcext:value-type="float">
            <text:p>69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51" calcext:value-type="float">
            <text:p>51</text:p>
          </table:table-cell>
          <table:table-cell table:style-name="ce27" office:value-type="float" office:value="54" calcext:value-type="float">
            <text:p>54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63" calcext:value-type="float">
            <text:p>163</text:p>
          </table:table-cell>
          <table:table-cell table:style-name="ce27" office:value-type="float" office:value="179" calcext:value-type="float">
            <text:p>179</text:p>
          </table:table-cell>
          <table:table-cell table:style-name="ce27" office:value-type="float" office:value="8" calcext:value-type="float">
            <text:p>8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321" calcext:value-type="float">
            <text:p>1,321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954" calcext:value-type="float">
            <text:p>1,954</text:p>
          </table:table-cell>
          <table:table-cell table:style-name="ce27" office:value-type="float" office:value="112" calcext:value-type="float">
            <text:p>112</text:p>
          </table:table-cell>
          <table:table-cell table:style-name="ce27" office:value-type="float" office:value="58" calcext:value-type="float">
            <text:p>58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63" calcext:value-type="float">
            <text:p>63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48" calcext:value-type="float">
            <text:p>148</text:p>
          </table:table-cell>
          <table:table-cell table:style-name="ce27" office:value-type="float" office:value="166" calcext:value-type="float">
            <text:p>166</text:p>
          </table:table-cell>
          <table:table-cell table:style-name="ce27" office:value-type="float" office:value="16" calcext:value-type="float">
            <text:p>16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321" calcext:value-type="float">
            <text:p>1,321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46" office:value-type="float" office:value="481" calcext:value-type="float">
            <text:p>481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2822" calcext:value-type="float">
            <text:p>2,822</text:p>
          </table:table-cell>
          <table:table-cell table:style-name="ce28" office:value-type="float" office:value="598" calcext:value-type="float">
            <text:p>598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office:value-type="float" office:value="221" calcext:value-type="float">
            <text:p>221</text:p>
          </table:table-cell>
          <table:table-cell table:style-name="ce28" office:value-type="float" office:value="9" calcext:value-type="float">
            <text:p>9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519" calcext:value-type="float">
            <text:p>1,519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294" calcext:value-type="float">
            <text:p>2,294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75" calcext:value-type="float">
            <text:p>175</text:p>
          </table:table-cell>
          <table:table-cell table:style-name="ce28" office:value-type="float" office:value="235" calcext:value-type="float">
            <text:p>235</text:p>
          </table:table-cell>
          <table:table-cell table:style-name="ce28" office:value-type="float" office:value="7" calcext:value-type="float">
            <text:p>7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519" calcext:value-type="float">
            <text:p>1,519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46" office:value-type="float" office:value="528" calcext:value-type="float">
            <text:p>528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8137" calcext:value-type="float">
            <text:p>8,137</text:p>
          </table:table-cell>
          <table:table-cell table:style-name="ce26" office:value-type="float" office:value="1970" calcext:value-type="float">
            <text:p>1,970</text:p>
          </table:table-cell>
          <table:table-cell table:style-name="ce26" office:value-type="float" office:value="161" calcext:value-type="float">
            <text:p>161</text:p>
          </table:table-cell>
          <table:table-cell table:style-name="ce26" office:value-type="float" office:value="96" calcext:value-type="float">
            <text:p>96</text:p>
          </table:table-cell>
          <table:table-cell table:style-name="ce26" office:value-type="float" office:value="132" calcext:value-type="float">
            <text:p>132</text:p>
          </table:table-cell>
          <table:table-cell table:style-name="ce26" office:value-type="float" office:value="138" calcext:value-type="float">
            <text:p>138</text:p>
          </table:table-cell>
          <table:table-cell table:style-name="ce26" office:value-type="float" office:value="323" calcext:value-type="float">
            <text:p>323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797" calcext:value-type="float">
            <text:p>797</text:p>
          </table:table-cell>
          <table:table-cell table:style-name="ce26" office:value-type="float" office:value="44" calcext:value-type="float">
            <text:p>44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378" calcext:value-type="float">
            <text:p>4,378</text:p>
          </table:table-cell>
          <table:table-cell table:style-name="ce26" office:value-type="float" office:value="98" calcext:value-type="float">
            <text:p>98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6663" calcext:value-type="float">
            <text:p>6,663</text:p>
          </table:table-cell>
          <table:table-cell table:style-name="ce26" office:value-type="float" office:value="426" calcext:value-type="float">
            <text:p>426</text:p>
          </table:table-cell>
          <table:table-cell table:style-name="ce26" office:value-type="float" office:value="205" calcext:value-type="float">
            <text:p>205</text:p>
          </table:table-cell>
          <table:table-cell table:style-name="ce26" office:value-type="float" office:value="134" calcext:value-type="float">
            <text:p>134</text:p>
          </table:table-cell>
          <table:table-cell table:style-name="ce26" office:value-type="float" office:value="108" calcext:value-type="float">
            <text:p>108</text:p>
          </table:table-cell>
          <table:table-cell table:style-name="ce26" office:value-type="float" office:value="200" calcext:value-type="float">
            <text:p>200</text:p>
          </table:table-cell>
          <table:table-cell table:style-name="ce26" office:value-type="float" office:value="363" calcext:value-type="float">
            <text:p>363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804" calcext:value-type="float">
            <text:p>804</text:p>
          </table:table-cell>
          <table:table-cell table:style-name="ce26" office:value-type="float" office:value="41" calcext:value-type="float">
            <text:p>41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378" calcext:value-type="float">
            <text:p>4,378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1" calcext:value-type="float">
            <text:p>1</text:p>
          </table:table-cell>
          <table:table-cell table:style-name="ce45" office:value-type="float" office:value="1474" calcext:value-type="float">
            <text:p>1,474</text:p>
          </table:table-cell>
          <table:table-cell table:style-name="ce51" table:number-columns-repeated="991"/>
        </table:table-row>
        <table:table-row table:style-name="ro6">
          <table:table-cell table:style-name="ce10" office:value-type="string" office:string-value="高雄市" calcext:value-type="string">
            <text:p><text:s/>高雄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3689" calcext:value-type="float">
            <text:p>3,689</text:p>
          </table:table-cell>
          <table:table-cell table:style-name="ce27" office:value-type="float" office:value="903" calcext:value-type="float">
            <text:p>903</text:p>
          </table:table-cell>
          <table:table-cell table:style-name="ce27" office:value-type="float" office:value="66" calcext:value-type="float">
            <text:p>66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55" calcext:value-type="float">
            <text:p>55</text:p>
          </table:table-cell>
          <table:table-cell table:style-name="ce27" office:value-type="float" office:value="59" calcext:value-type="float">
            <text:p>59</text:p>
          </table:table-cell>
          <table:table-cell table:style-name="ce27" office:value-type="float" office:value="148" calcext:value-type="float">
            <text:p>148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343" calcext:value-type="float">
            <text:p>343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016" calcext:value-type="float">
            <text:p>2,016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3054" calcext:value-type="float">
            <text:p>3,054</text:p>
          </table:table-cell>
          <table:table-cell table:style-name="ce27" office:value-type="float" office:value="205" calcext:value-type="float">
            <text:p>205</text:p>
          </table:table-cell>
          <table:table-cell table:style-name="ce27" office:value-type="float" office:value="81" calcext:value-type="float">
            <text:p>81</text:p>
          </table:table-cell>
          <table:table-cell table:style-name="ce27" office:value-type="float" office:value="61" calcext:value-type="float">
            <text:p>61</text:p>
          </table:table-cell>
          <table:table-cell table:style-name="ce27" office:value-type="float" office:value="52" calcext:value-type="float">
            <text:p>52</text:p>
          </table:table-cell>
          <table:table-cell table:style-name="ce27" office:value-type="float" office:value="89" calcext:value-type="float">
            <text:p>89</text:p>
          </table:table-cell>
          <table:table-cell table:style-name="ce27" office:value-type="float" office:value="163" calcext:value-type="float">
            <text:p>163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362" calcext:value-type="float">
            <text:p>362</text:p>
          </table:table-cell>
          <table:table-cell table:style-name="ce27" office:value-type="float" office:value="24" calcext:value-type="float">
            <text:p>24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016" calcext:value-type="float">
            <text:p>2,016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-</text:p>
          </table:table-cell>
          <table:table-cell table:style-name="ce46" office:value-type="float" office:value="635" calcext:value-type="float">
            <text:p>635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8" office:value-type="string" calcext:value-type="string">
            <text:p>女</text:p>
          </table:table-cell>
          <table:table-cell table:style-name="ce28" office:value-type="float" office:value="4448" calcext:value-type="float">
            <text:p>4,448</text:p>
          </table:table-cell>
          <table:table-cell table:style-name="ce28" office:value-type="float" office:value="1067" calcext:value-type="float">
            <text:p>1,067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175" calcext:value-type="float">
            <text:p>175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454" calcext:value-type="float">
            <text:p>454</text:p>
          </table:table-cell>
          <table:table-cell table:style-name="ce28" office:value-type="float" office:value="19" calcext:value-type="float">
            <text:p>19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362" calcext:value-type="float">
            <text:p>2,362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609" calcext:value-type="float">
            <text:p>3,609</text:p>
          </table:table-cell>
          <table:table-cell table:style-name="ce28" office:value-type="float" office:value="221" calcext:value-type="float">
            <text:p>221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111" calcext:value-type="float">
            <text:p>111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442" calcext:value-type="float">
            <text:p>442</text:p>
          </table:table-cell>
          <table:table-cell table:style-name="ce28" office:value-type="float" office:value="17" calcext:value-type="float">
            <text:p>17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362" calcext:value-type="float">
            <text:p>2,362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46" office:value-type="float" office:value="839" calcext:value-type="float">
            <text:p>839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9" office:value-type="float" office:value="16500" calcext:value-type="float">
            <text:p><text:s text:c="3"/>16,500</text:p>
          </table:table-cell>
          <table:table-cell table:style-name="ce29" office:value-type="float" office:value="3324" calcext:value-type="float">
            <text:p><text:s text:c="3"/>3,324</text:p>
          </table:table-cell>
          <table:table-cell table:style-name="ce29" office:value-type="float" office:value="1213" calcext:value-type="float">
            <text:p><text:s text:c="3"/>1,213</text:p>
          </table:table-cell>
          <table:table-cell table:style-name="ce29" office:value-type="float" office:value="669" calcext:value-type="float">
            <text:p><text:s text:c="3"/>669</text:p>
          </table:table-cell>
          <table:table-cell table:style-name="ce29" office:value-type="float" office:value="820" calcext:value-type="float">
            <text:p><text:s text:c="3"/>820</text:p>
          </table:table-cell>
          <table:table-cell table:style-name="ce29" office:value-type="float" office:value="1061" calcext:value-type="float">
            <text:p><text:s text:c="3"/>1,061</text:p>
          </table:table-cell>
          <table:table-cell table:style-name="ce29" office:value-type="float" office:value="401" calcext:value-type="float">
            <text:p><text:s text:c="3"/>401</text:p>
          </table:table-cell>
          <table:table-cell table:style-name="ce29" office:value-type="float" office:value="804" calcext:value-type="float">
            <text:p><text:s text:c="3"/>804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51" calcext:value-type="float">
            <text:p><text:s text:c="3"/>51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2319" calcext:value-type="float">
            <text:p><text:s text:c="3"/>2,319</text:p>
          </table:table-cell>
          <table:table-cell table:style-name="ce29" office:value-type="float" office:value="5633" calcext:value-type="float">
            <text:p><text:s text:c="3"/>5,633</text:p>
          </table:table-cell>
          <table:table-cell table:style-name="ce29" office:value-type="float" office:value="201" calcext:value-type="float">
            <text:p><text:s text:c="3"/>201</text:p>
          </table:table-cell>
          <table:table-cell table:style-name="ce29" office:value-type="float" office:value="4" calcext:value-type="float">
            <text:p><text:s text:c="3"/>4</text:p>
          </table:table-cell>
          <table:table-cell table:style-name="ce29" office:value-type="float" office:value="13930" calcext:value-type="float">
            <text:p><text:s text:c="3"/>13,930</text:p>
          </table:table-cell>
          <table:table-cell table:style-name="ce29" office:value-type="float" office:value="885" calcext:value-type="float">
            <text:p><text:s text:c="3"/>885</text:p>
          </table:table-cell>
          <table:table-cell table:style-name="ce29" office:value-type="float" office:value="1034" calcext:value-type="float">
            <text:p><text:s text:c="3"/>1,034</text:p>
          </table:table-cell>
          <table:table-cell table:style-name="ce29" office:value-type="float" office:value="543" calcext:value-type="float">
            <text:p><text:s text:c="3"/>543</text:p>
          </table:table-cell>
          <table:table-cell table:style-name="ce29" office:value-type="float" office:value="804" calcext:value-type="float">
            <text:p><text:s text:c="3"/>804</text:p>
          </table:table-cell>
          <table:table-cell table:style-name="ce29" office:value-type="float" office:value="1435" calcext:value-type="float">
            <text:p><text:s text:c="3"/>1,435</text:p>
          </table:table-cell>
          <table:table-cell table:style-name="ce29" office:value-type="float" office:value="400" calcext:value-type="float">
            <text:p><text:s text:c="3"/>400</text:p>
          </table:table-cell>
          <table:table-cell table:style-name="ce29" office:value-type="float" office:value="797" calcext:value-type="float">
            <text:p><text:s text:c="3"/>797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75" calcext:value-type="float">
            <text:p><text:s text:c="3"/>75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2319" calcext:value-type="float">
            <text:p><text:s text:c="3"/>2,319</text:p>
          </table:table-cell>
          <table:table-cell table:style-name="ce29" office:value-type="float" office:value="5633" calcext:value-type="float">
            <text:p><text:s text:c="3"/>5,633</text:p>
          </table:table-cell>
          <table:table-cell table:style-name="ce29" office:value-type="float" office:value="2" calcext:value-type="float">
            <text:p><text:s text:c="3"/>2</text:p>
          </table:table-cell>
          <table:table-cell table:style-name="ce26" office:value-type="float" office:value="3" calcext:value-type="float">
            <text:p>3</text:p>
          </table:table-cell>
          <table:table-cell table:style-name="ce45" office:value-type="float" office:value="2570" calcext:value-type="float">
            <text:p>2,570</text:p>
          </table:table-cell>
          <table:table-cell table:style-name="ce51" table:number-columns-repeated="991"/>
        </table:table-row>
        <table:table-row table:style-name="ro6">
          <table:table-cell table:style-name="ce10" office:value-type="string" office:string-value="臺灣省" calcext:value-type="string">
            <text:p><text:s/>臺灣省 </text:p>
          </table:table-cell>
          <table:table-cell table:style-name="ce17" office:value-type="string" calcext:value-type="string">
            <text:p>男</text:p>
          </table:table-cell>
          <table:table-cell table:style-name="ce30" office:value-type="float" office:value="7483" calcext:value-type="float">
            <text:p><text:s text:c="3"/>7,483</text:p>
          </table:table-cell>
          <table:table-cell table:style-name="ce30" office:value-type="float" office:value="1542" calcext:value-type="float">
            <text:p><text:s text:c="3"/>1,542</text:p>
          </table:table-cell>
          <table:table-cell table:style-name="ce30" office:value-type="float" office:value="555" calcext:value-type="float">
            <text:p><text:s text:c="3"/>555</text:p>
          </table:table-cell>
          <table:table-cell table:style-name="ce30" office:value-type="float" office:value="325" calcext:value-type="float">
            <text:p><text:s text:c="3"/>325</text:p>
          </table:table-cell>
          <table:table-cell table:style-name="ce30" office:value-type="float" office:value="380" calcext:value-type="float">
            <text:p><text:s text:c="3"/>380</text:p>
          </table:table-cell>
          <table:table-cell table:style-name="ce30" office:value-type="float" office:value="478" calcext:value-type="float">
            <text:p><text:s text:c="3"/>478</text:p>
          </table:table-cell>
          <table:table-cell table:style-name="ce30" office:value-type="float" office:value="166" calcext:value-type="float">
            <text:p><text:s text:c="3"/>166</text:p>
          </table:table-cell>
          <table:table-cell table:style-name="ce30" office:value-type="float" office:value="362" calcext:value-type="float">
            <text:p><text:s text:c="3"/>362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24" calcext:value-type="float">
            <text:p><text:s text:c="3"/>24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1068" calcext:value-type="float">
            <text:p><text:s text:c="3"/>1,068</text:p>
          </table:table-cell>
          <table:table-cell table:style-name="ce30" office:value-type="float" office:value="2511" calcext:value-type="float">
            <text:p><text:s text:c="3"/>2,511</text:p>
          </table:table-cell>
          <table:table-cell table:style-name="ce30" office:value-type="float" office:value="71" calcext:value-type="float">
            <text:p><text:s text:c="3"/>71</text:p>
          </table:table-cell>
          <table:table-cell table:style-name="ce30" office:value-type="float" office:value="1" calcext:value-type="float">
            <text:p><text:s text:c="3"/>1</text:p>
          </table:table-cell>
          <table:table-cell table:style-name="ce30" office:value-type="float" office:value="6307" calcext:value-type="float">
            <text:p><text:s text:c="3"/>6,307</text:p>
          </table:table-cell>
          <table:table-cell table:style-name="ce30" office:value-type="float" office:value="432" calcext:value-type="float">
            <text:p><text:s text:c="3"/>432</text:p>
          </table:table-cell>
          <table:table-cell table:style-name="ce30" office:value-type="float" office:value="464" calcext:value-type="float">
            <text:p><text:s text:c="3"/>464</text:p>
          </table:table-cell>
          <table:table-cell table:style-name="ce30" office:value-type="float" office:value="232" calcext:value-type="float">
            <text:p><text:s text:c="3"/>232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653" calcext:value-type="float">
            <text:p><text:s text:c="3"/>653</text:p>
          </table:table-cell>
          <table:table-cell table:style-name="ce30" office:value-type="float" office:value="179" calcext:value-type="float">
            <text:p><text:s text:c="3"/>179</text:p>
          </table:table-cell>
          <table:table-cell table:style-name="ce30" office:value-type="float" office:value="343" calcext:value-type="float">
            <text:p><text:s text:c="3"/>343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54" calcext:value-type="float">
            <text:p><text:s text:c="3"/>54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1068" calcext:value-type="float">
            <text:p><text:s text:c="3"/>1,068</text:p>
          </table:table-cell>
          <table:table-cell table:style-name="ce30" office:value-type="float" office:value="2511" calcext:value-type="float">
            <text:p><text:s text:c="3"/>2,511</text:p>
          </table:table-cell>
          <table:table-cell table:style-name="ce30" office:value-type="float" office:value="0" calcext:value-type="float">
            <text:p>—</text:p>
          </table:table-cell>
          <table:table-cell table:style-name="ce27" office:value-type="float" office:value="3" calcext:value-type="float">
            <text:p>3</text:p>
          </table:table-cell>
          <table:table-cell table:style-name="ce46" office:value-type="float" office:value="1176" calcext:value-type="float">
            <text:p>1,176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31" office:value-type="float" office:value="9017" calcext:value-type="float">
            <text:p><text:s text:c="3"/>9,017</text:p>
          </table:table-cell>
          <table:table-cell table:style-name="ce31" office:value-type="float" office:value="1782" calcext:value-type="float">
            <text:p><text:s text:c="3"/>1,782</text:p>
          </table:table-cell>
          <table:table-cell table:style-name="ce31" office:value-type="float" office:value="658" calcext:value-type="float">
            <text:p><text:s text:c="3"/>658</text:p>
          </table:table-cell>
          <table:table-cell table:style-name="ce31" office:value-type="float" office:value="344" calcext:value-type="float">
            <text:p><text:s text:c="3"/>344</text:p>
          </table:table-cell>
          <table:table-cell table:style-name="ce31" office:value-type="float" office:value="440" calcext:value-type="float">
            <text:p><text:s text:c="3"/>440</text:p>
          </table:table-cell>
          <table:table-cell table:style-name="ce31" office:value-type="float" office:value="583" calcext:value-type="float">
            <text:p><text:s text:c="3"/>583</text:p>
          </table:table-cell>
          <table:table-cell table:style-name="ce31" office:value-type="float" office:value="235" calcext:value-type="float">
            <text:p><text:s text:c="3"/>235</text:p>
          </table:table-cell>
          <table:table-cell table:style-name="ce31" office:value-type="float" office:value="442" calcext:value-type="float">
            <text:p><text:s text:c="3"/>442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27" calcext:value-type="float">
            <text:p><text:s text:c="3"/>27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1251" calcext:value-type="float">
            <text:p><text:s text:c="3"/>1,251</text:p>
          </table:table-cell>
          <table:table-cell table:style-name="ce31" office:value-type="float" office:value="3122" calcext:value-type="float">
            <text:p><text:s text:c="3"/>3,122</text:p>
          </table:table-cell>
          <table:table-cell table:style-name="ce31" office:value-type="float" office:value="130" calcext:value-type="float">
            <text:p><text:s text:c="3"/>130</text:p>
          </table:table-cell>
          <table:table-cell table:style-name="ce31" office:value-type="float" office:value="3" calcext:value-type="float">
            <text:p><text:s text:c="3"/>3</text:p>
          </table:table-cell>
          <table:table-cell table:style-name="ce31" office:value-type="float" office:value="7623" calcext:value-type="float">
            <text:p><text:s text:c="3"/>7,623</text:p>
          </table:table-cell>
          <table:table-cell table:style-name="ce31" office:value-type="float" office:value="453" calcext:value-type="float">
            <text:p><text:s text:c="3"/>453</text:p>
          </table:table-cell>
          <table:table-cell table:style-name="ce31" office:value-type="float" office:value="570" calcext:value-type="float">
            <text:p><text:s text:c="3"/>570</text:p>
          </table:table-cell>
          <table:table-cell table:style-name="ce31" office:value-type="float" office:value="311" calcext:value-type="float">
            <text:p><text:s text:c="3"/>311</text:p>
          </table:table-cell>
          <table:table-cell table:style-name="ce31" office:value-type="float" office:value="436" calcext:value-type="float">
            <text:p><text:s text:c="3"/>436</text:p>
          </table:table-cell>
          <table:table-cell table:style-name="ce31" office:value-type="float" office:value="782" calcext:value-type="float">
            <text:p><text:s text:c="3"/>782</text:p>
          </table:table-cell>
          <table:table-cell table:style-name="ce31" office:value-type="float" office:value="221" calcext:value-type="float">
            <text:p><text:s text:c="3"/>221</text:p>
          </table:table-cell>
          <table:table-cell table:style-name="ce31" office:value-type="float" office:value="454" calcext:value-type="float">
            <text:p><text:s text:c="3"/>454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21" calcext:value-type="float">
            <text:p><text:s text:c="3"/>21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1251" calcext:value-type="float">
            <text:p><text:s text:c="3"/>1,251</text:p>
          </table:table-cell>
          <table:table-cell table:style-name="ce31" office:value-type="float" office:value="3122" calcext:value-type="float">
            <text:p><text:s text:c="3"/>3,122</text:p>
          </table:table-cell>
          <table:table-cell table:style-name="ce31" office:value-type="float" office:value="2" calcext:value-type="float">
            <text:p><text:s text:c="3"/>2</text:p>
          </table:table-cell>
          <table:table-cell table:style-name="ce28" office:value-type="float" office:value="0" calcext:value-type="float">
            <text:p>-</text:p>
          </table:table-cell>
          <table:table-cell table:style-name="ce46" office:value-type="float" office:value="1394" calcext:value-type="float">
            <text:p>1,394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237" calcext:value-type="float">
            <text:p>1,237</text:p>
          </table:table-cell>
          <table:table-cell table:style-name="ce32" office:value-type="float" office:value="243" calcext:value-type="float">
            <text:p>243</text:p>
          </table:table-cell>
          <table:table-cell table:style-name="ce32" office:value-type="float" office:value="137" calcext:value-type="float">
            <text:p>137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557" calcext:value-type="float">
            <text:p>557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92" calcext:value-type="float">
            <text:p>992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26" office:value-type="float" office:value="0" calcext:value-type="float">
            <text:p>-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557" calcext:value-type="float">
            <text:p>557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245" calcext:value-type="float">
            <text:p>245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宜蘭縣" calcext:value-type="string">
            <text:p><text:s/>宜蘭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72" calcext:value-type="float">
            <text:p>572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8" calcext:value-type="float">
            <text:p>8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254" calcext:value-type="float">
            <text:p>25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75" calcext:value-type="float">
            <text:p>475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0" calcext:value-type="float">
            <text:p>10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254" calcext:value-type="float">
            <text:p>254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97" calcext:value-type="float">
            <text:p>97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665" calcext:value-type="float">
            <text:p>665</text:p>
          </table:table-cell>
          <table:table-cell table:style-name="ce34" office:value-type="float" office:value="123" calcext:value-type="float">
            <text:p>123</text:p>
          </table:table-cell>
          <table:table-cell table:style-name="ce34" office:value-type="float" office:value="71" calcext:value-type="float">
            <text:p>71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303" calcext:value-type="float">
            <text:p>303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17" calcext:value-type="float">
            <text:p>517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303" calcext:value-type="float">
            <text:p>303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148" calcext:value-type="float">
            <text:p>148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596" calcext:value-type="float">
            <text:p>1,596</text:p>
          </table:table-cell>
          <table:table-cell table:style-name="ce32" office:value-type="float" office:value="285" calcext:value-type="float">
            <text:p>285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199" calcext:value-type="float">
            <text:p>199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7" calcext:value-type="float">
            <text:p>37</text:p>
          </table:table-cell>
          <table:table-cell table:number-columns-repeated="3" table:style-name="ce32" office:value-type="float" office:value="0" calcext:value-type="float">
            <text:p>-</text:p>
          </table:table-cell>
          <table:table-cell table:style-name="ce32" office:value-type="float" office:value="359" calcext:value-type="float">
            <text:p>359</text:p>
          </table:table-cell>
          <table:table-cell table:style-name="ce32" office:value-type="float" office:value="422" calcext:value-type="float">
            <text:p>422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21" calcext:value-type="float">
            <text:p>1,121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47" calcext:value-type="float">
            <text:p>247</text:p>
          </table:table-cell>
          <table:table-cell table:style-name="ce32" office:value-type="float" office:value="422" calcext:value-type="float">
            <text:p>422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475" calcext:value-type="float">
            <text:p>475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新竹縣" calcext:value-type="string">
            <text:p><text:s/>新竹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750" calcext:value-type="float">
            <text:p>750</text:p>
          </table:table-cell>
          <table:table-cell table:style-name="ce33" office:value-type="float" office:value="133" calcext:value-type="float">
            <text:p>133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9" calcext:value-type="float">
            <text:p>19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175" calcext:value-type="float">
            <text:p>175</text:p>
          </table:table-cell>
          <table:table-cell table:style-name="ce33" office:value-type="float" office:value="186" calcext:value-type="float">
            <text:p>186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99" calcext:value-type="float">
            <text:p>499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186" calcext:value-type="float">
            <text:p>186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251" calcext:value-type="float">
            <text:p>251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846" calcext:value-type="float">
            <text:p>846</text:p>
          </table:table-cell>
          <table:table-cell table:style-name="ce34" office:value-type="float" office:value="152" calcext:value-type="float">
            <text:p>152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114" calcext:value-type="float">
            <text:p>114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8" calcext:value-type="float">
            <text:p>18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236" calcext:value-type="float">
            <text:p>236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22" calcext:value-type="float">
            <text:p>622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90" calcext:value-type="float">
            <text:p>90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30" calcext:value-type="float">
            <text:p>130</text:p>
          </table:table-cell>
          <table:table-cell table:style-name="ce34" office:value-type="float" office:value="236" calcext:value-type="float">
            <text:p>236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224" calcext:value-type="float">
            <text:p>224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232" calcext:value-type="float">
            <text:p>1,232</text:p>
          </table:table-cell>
          <table:table-cell table:style-name="ce32" office:value-type="float" office:value="245" calcext:value-type="float">
            <text:p>245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97" calcext:value-type="float">
            <text:p>197</text:p>
          </table:table-cell>
          <table:table-cell table:style-name="ce32" office:value-type="float" office:value="351" calcext:value-type="float">
            <text:p>351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988" calcext:value-type="float">
            <text:p>988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351" calcext:value-type="float">
            <text:p>35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47" office:value-type="float" office:value="244" calcext:value-type="float">
            <text:p>244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苗栗縣" calcext:value-type="string">
            <text:p><text:s/>苗栗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40" calcext:value-type="float">
            <text:p>540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144" calcext:value-type="float">
            <text:p>144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48" calcext:value-type="float">
            <text:p>448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144" calcext:value-type="float">
            <text:p>14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48" office:value-type="float" office:value="92" calcext:value-type="float">
            <text:p>92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692" calcext:value-type="float">
            <text:p>692</text:p>
          </table:table-cell>
          <table:table-cell table:style-name="ce34" office:value-type="float" office:value="127" calcext:value-type="float">
            <text:p>127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14" calcext:value-type="float">
            <text:p>114</text:p>
          </table:table-cell>
          <table:table-cell table:style-name="ce34" office:value-type="float" office:value="207" calcext:value-type="float">
            <text:p>207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540" calcext:value-type="float">
            <text:p>540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81" calcext:value-type="float">
            <text:p>81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207" calcext:value-type="float">
            <text:p>207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152" calcext:value-type="float">
            <text:p>152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333" calcext:value-type="float">
            <text:p>2,333</text:p>
          </table:table-cell>
          <table:table-cell table:style-name="ce32" office:value-type="float" office:value="530" calcext:value-type="float">
            <text:p>530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289" calcext:value-type="float">
            <text:p>289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75" calcext:value-type="float">
            <text:p>175</text:p>
          </table:table-cell>
          <table:table-cell table:style-name="ce32" office:value-type="float" office:value="1055" calcext:value-type="float">
            <text:p>1,055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287" calcext:value-type="float">
            <text:p>2,287</text:p>
          </table:table-cell>
          <table:table-cell table:style-name="ce32" office:value-type="float" office:value="136" calcext:value-type="float">
            <text:p>136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471" calcext:value-type="float">
            <text:p>471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03" calcext:value-type="float">
            <text:p>303</text:p>
          </table:table-cell>
          <table:table-cell table:style-name="ce32" office:value-type="float" office:value="1055" calcext:value-type="float">
            <text:p>1,055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46" calcext:value-type="float">
            <text:p>46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彰化縣" calcext:value-type="string">
            <text:p><text:s/>彰化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055" calcext:value-type="float">
            <text:p>1,055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14" calcext:value-type="float">
            <text:p>114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488" calcext:value-type="float">
            <text:p>488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049" calcext:value-type="float">
            <text:p>1,049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27" calcext:value-type="float">
            <text:p>227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25" calcext:value-type="float">
            <text:p>125</text:p>
          </table:table-cell>
          <table:table-cell table:style-name="ce33" office:value-type="float" office:value="488" calcext:value-type="float">
            <text:p>488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6" calcext:value-type="float">
            <text:p>6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278" calcext:value-type="float">
            <text:p>1,278</text:p>
          </table:table-cell>
          <table:table-cell table:style-name="ce34" office:value-type="float" office:value="264" calcext:value-type="float">
            <text:p>264</text:p>
          </table:table-cell>
          <table:table-cell table:style-name="ce34" office:value-type="float" office:value="50" calcext:value-type="float">
            <text:p>50</text:p>
          </table:table-cell>
          <table:table-cell table:number-columns-repeated="2" table:style-name="ce34" office:value-type="float" office:value="21" calcext:value-type="float">
            <text:p>21</text:p>
          </table:table-cell>
          <table:table-cell table:style-name="ce34" office:value-type="float" office:value="175" calcext:value-type="float">
            <text:p>17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3" calcext:value-type="float">
            <text:p>103</text:p>
          </table:table-cell>
          <table:table-cell table:style-name="ce34" office:value-type="float" office:value="567" calcext:value-type="float">
            <text:p>567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238" calcext:value-type="float">
            <text:p>1,238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244" calcext:value-type="float">
            <text:p>244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31" calcext:value-type="float">
            <text:p>31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178" calcext:value-type="float">
            <text:p>178</text:p>
          </table:table-cell>
          <table:table-cell table:style-name="ce34" office:value-type="float" office:value="567" calcext:value-type="float">
            <text:p>567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40" calcext:value-type="float">
            <text:p>40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949" calcext:value-type="float">
            <text:p>949</text:p>
          </table:table-cell>
          <table:table-cell table:style-name="ce32" office:value-type="float" office:value="227" calcext:value-type="float">
            <text:p>227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197" calcext:value-type="float">
            <text:p>197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222" calcext:value-type="float">
            <text:p>222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06" calcext:value-type="float">
            <text:p>806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266" calcext:value-type="float">
            <text:p>266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8" calcext:value-type="float">
            <text:p>128</text:p>
          </table:table-cell>
          <table:table-cell table:style-name="ce32" office:value-type="float" office:value="222" calcext:value-type="float">
            <text:p>222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143" calcext:value-type="float">
            <text:p>143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南投縣" calcext:value-type="string">
            <text:p><text:s/>南投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446" calcext:value-type="float">
            <text:p>446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61" calcext:value-type="float">
            <text:p>361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97" calcext:value-type="float">
            <text:p>97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85" calcext:value-type="float">
            <text:p>85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503" calcext:value-type="float">
            <text:p>503</text:p>
          </table:table-cell>
          <table:table-cell table:style-name="ce34" office:value-type="float" office:value="119" calcext:value-type="float">
            <text:p>119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06" calcext:value-type="float">
            <text:p>106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4" calcext:value-type="float">
            <text:p>74</text:p>
          </table:table-cell>
          <table:table-cell table:style-name="ce34" office:value-type="float" office:value="125" calcext:value-type="float">
            <text:p>12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45" calcext:value-type="float">
            <text:p>445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46" calcext:value-type="float">
            <text:p>146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125" calcext:value-type="float">
            <text:p>125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58" calcext:value-type="float">
            <text:p>58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254" calcext:value-type="float">
            <text:p>1,254</text:p>
          </table:table-cell>
          <table:table-cell table:style-name="ce32" office:value-type="float" office:value="233" calcext:value-type="float">
            <text:p>233</text:p>
          </table:table-cell>
          <table:table-cell table:style-name="ce32" office:value-type="float" office:value="125" calcext:value-type="float">
            <text:p>125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56" calcext:value-type="float">
            <text:p>156</text:p>
          </table:table-cell>
          <table:table-cell table:style-name="ce32" office:value-type="float" office:value="439" calcext:value-type="float">
            <text:p>439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85" calcext:value-type="float">
            <text:p>1,185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163" calcext:value-type="float">
            <text:p>163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11" calcext:value-type="float">
            <text:p>211</text:p>
          </table:table-cell>
          <table:table-cell table:style-name="ce32" office:value-type="float" office:value="439" calcext:value-type="float">
            <text:p>439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69" calcext:value-type="float">
            <text:p>69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雲林縣" calcext:value-type="string">
            <text:p><text:s/>雲林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60" calcext:value-type="float">
            <text:p>560</text:p>
          </table:table-cell>
          <table:table-cell table:style-name="ce33" office:value-type="float" office:value="119" calcext:value-type="float">
            <text:p>119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181" calcext:value-type="float">
            <text:p>181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16" calcext:value-type="float">
            <text:p>516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181" calcext:value-type="float">
            <text:p>181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44" calcext:value-type="float">
            <text:p>44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694" calcext:value-type="float">
            <text:p>694</text:p>
          </table:table-cell>
          <table:table-cell table:style-name="ce34" office:value-type="float" office:value="114" calcext:value-type="float">
            <text:p>114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4" calcext:value-type="float">
            <text:p>94</text:p>
          </table:table-cell>
          <table:table-cell table:style-name="ce34" office:value-type="float" office:value="258" calcext:value-type="float">
            <text:p>258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69" calcext:value-type="float">
            <text:p>669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85" calcext:value-type="float">
            <text:p>85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3" calcext:value-type="float">
            <text:p>23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258" calcext:value-type="float">
            <text:p>258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9" office:value-type="float" office:value="25" calcext:value-type="float">
            <text:p>25</text:p>
          </table:table-cell>
          <table:table-cell table:style-name="ce51" table:number-columns-repeated="991"/>
        </table:table-row>
        <table:table-row table:style-name="ro7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937" calcext:value-type="float">
            <text:p>937</text:p>
          </table:table-cell>
          <table:table-cell table:style-name="ce32" office:value-type="float" office:value="191" calcext:value-type="float">
            <text:p>191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62" calcext:value-type="float">
            <text:p>262</text:p>
          </table:table-cell>
          <table:table-cell table:style-name="ce32" office:value-type="float" office:value="191" calcext:value-type="float">
            <text:p>19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32" calcext:value-type="float">
            <text:p>832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80" calcext:value-type="float">
            <text:p>280</text:p>
          </table:table-cell>
          <table:table-cell table:style-name="ce32" office:value-type="float" office:value="191" calcext:value-type="float">
            <text:p>191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105" calcext:value-type="float">
            <text:p>105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嘉義縣" calcext:value-type="string">
            <text:p><text:s/>嘉義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406" calcext:value-type="float">
            <text:p>406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57" calcext:value-type="float">
            <text:p>35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23" calcext:value-type="float">
            <text:p>123</text:p>
          </table:table-cell>
          <table:table-cell table:style-name="ce33" office:value-type="float" office:value="73" calcext:value-type="float">
            <text:p>73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49" calcext:value-type="float">
            <text:p>49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531" calcext:value-type="float">
            <text:p>531</text:p>
          </table:table-cell>
          <table:table-cell table:style-name="ce34" office:value-type="float" office:value="100" calcext:value-type="float">
            <text:p>100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34" calcext:value-type="float">
            <text:p>34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156" calcext:value-type="float">
            <text:p>156</text:p>
          </table:table-cell>
          <table:table-cell table:style-name="ce34" office:value-type="float" office:value="118" calcext:value-type="float">
            <text:p>118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75" calcext:value-type="float">
            <text:p>47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57" calcext:value-type="float">
            <text:p>157</text:p>
          </table:table-cell>
          <table:table-cell table:style-name="ce34" office:value-type="float" office:value="118" calcext:value-type="float">
            <text:p>118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56" calcext:value-type="float">
            <text:p>56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687" calcext:value-type="float">
            <text:p>1,687</text:p>
          </table:table-cell>
          <table:table-cell table:style-name="ce32" office:value-type="float" office:value="279" calcext:value-type="float">
            <text:p>279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316" calcext:value-type="float">
            <text:p>31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654" calcext:value-type="float">
            <text:p>654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447" calcext:value-type="float">
            <text:p>1,447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338" calcext:value-type="float">
            <text:p>33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654" calcext:value-type="float">
            <text:p>654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240" calcext:value-type="float">
            <text:p>240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屏東縣" calcext:value-type="string">
            <text:p><text:s/>屏東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752" calcext:value-type="float">
            <text:p>752</text:p>
          </table:table-cell>
          <table:table-cell table:style-name="ce33" office:value-type="float" office:value="119" calcext:value-type="float">
            <text:p>119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36" calcext:value-type="float">
            <text:p>13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303" calcext:value-type="float">
            <text:p>303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651" calcext:value-type="float">
            <text:p>651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46" calcext:value-type="float">
            <text:p>14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303" calcext:value-type="float">
            <text:p>303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01" calcext:value-type="float">
            <text:p>101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935" calcext:value-type="float">
            <text:p>935</text:p>
          </table:table-cell>
          <table:table-cell table:style-name="ce34" office:value-type="float" office:value="160" calcext:value-type="float">
            <text:p>160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180" calcext:value-type="float">
            <text:p>18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351" calcext:value-type="float">
            <text:p>351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96" calcext:value-type="float">
            <text:p>796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192" calcext:value-type="float">
            <text:p>19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351" calcext:value-type="float">
            <text:p>351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139" calcext:value-type="float">
            <text:p>139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452" calcext:value-type="float">
            <text:p>452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8" calcext:value-type="float">
            <text:p>38</text:p>
          </table:table-cell>
          <table:table-cell table:number-columns-repeated="2" table:style-name="ce32" office:value-type="float" office:value="19" calcext:value-type="float">
            <text:p>19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106" calcext:value-type="float">
            <text:p>106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13" calcext:value-type="float">
            <text:p>413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106" calcext:value-type="float">
            <text:p>106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39" calcext:value-type="float">
            <text:p>39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臺東縣" calcext:value-type="string">
            <text:p><text:s/>臺東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27" calcext:value-type="float">
            <text:p>27</text:p>
          </table:table-cell>
          <table:table-cell table:number-columns-repeated="2" table:style-name="ce33" office:value-type="float" office:value="9" calcext:value-type="float">
            <text:p>9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52" calcext:value-type="float">
            <text:p>52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8" calcext:value-type="float">
            <text:p>18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229" calcext:value-type="float">
            <text:p>229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08" calcext:value-type="float">
            <text:p>208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9" calcext:value-type="float">
            <text:p>29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54" calcext:value-type="float">
            <text:p>54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21" calcext:value-type="float">
            <text:p>21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919" calcext:value-type="float">
            <text:p>919</text:p>
          </table:table-cell>
          <table:table-cell table:style-name="ce32" office:value-type="float" office:value="155" calcext:value-type="float">
            <text:p>155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407" calcext:value-type="float">
            <text:p>407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00" calcext:value-type="float">
            <text:p>800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407" calcext:value-type="float">
            <text:p>407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119" calcext:value-type="float">
            <text:p>119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花蓮縣" calcext:value-type="string">
            <text:p><text:s/>花蓮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403" calcext:value-type="float">
            <text:p>403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171" calcext:value-type="float">
            <text:p>17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50" calcext:value-type="float">
            <text:p>350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171" calcext:value-type="float">
            <text:p>171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53" calcext:value-type="float">
            <text:p>53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516" calcext:value-type="float">
            <text:p>516</text:p>
          </table:table-cell>
          <table:table-cell table:style-name="ce34" office:value-type="float" office:value="92" calcext:value-type="float">
            <text:p>92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5" calcext:value-type="float">
            <text:p>15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236" calcext:value-type="float">
            <text:p>23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50" calcext:value-type="float">
            <text:p>450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236" calcext:value-type="float">
            <text:p>236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66" calcext:value-type="float">
            <text:p>66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333" calcext:value-type="float">
            <text:p>333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93" calcext:value-type="float">
            <text:p>93</text:p>
          </table:table-cell>
          <table:table-cell table:number-columns-repeated="3" table:style-name="ce32" office:value-type="float" office:value="0" calcext:value-type="float">
            <text:p>-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41" calcext:value-type="float">
            <text:p>241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41" calcext:value-type="float">
            <text:p>41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92" calcext:value-type="float">
            <text:p>92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澎湖縣" calcext:value-type="string">
            <text:p><text:s/>澎湖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76" calcext:value-type="float">
            <text:p>176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48" calcext:value-type="float">
            <text:p>48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3" calcext:value-type="float">
            <text:p>23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44" calcext:value-type="float">
            <text:p>44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57" calcext:value-type="float">
            <text:p>157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45" calcext:value-type="float">
            <text:p>45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9" calcext:value-type="float">
            <text:p>109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2" calcext:value-type="float">
            <text:p>12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number-columns-repeated="2" table:style-name="ce34" office:value-type="float" office:value="8" calcext:value-type="float">
            <text:p>8</text:p>
          </table:table-cell>
          <table:table-cell table:style-name="ce34" office:value-type="float" office:value="35" calcext:value-type="float">
            <text:p>35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8" calcext:value-type="float">
            <text:p>18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48" calcext:value-type="float">
            <text:p>48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309" calcext:value-type="float">
            <text:p>1,309</text:p>
          </table:table-cell>
          <table:table-cell table:style-name="ce32" office:value-type="float" office:value="318" calcext:value-type="float">
            <text:p>318</text:p>
          </table:table-cell>
          <table:table-cell table:style-name="ce32" office:value-type="float" office:value="211" calcext:value-type="float">
            <text:p>211</text:p>
          </table:table-cell>
          <table:table-cell table:style-name="ce32" office:value-type="float" office:value="157" calcext:value-type="float">
            <text:p>157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462" calcext:value-type="float">
            <text:p>462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025" calcext:value-type="float">
            <text:p>1,025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213" calcext:value-type="float">
            <text:p>213</text:p>
          </table:table-cell>
          <table:table-cell table:style-name="ce32" office:value-type="float" office:value="106" calcext:value-type="float">
            <text:p>106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462" calcext:value-type="float">
            <text:p>46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284" calcext:value-type="float">
            <text:p>284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基隆市" calcext:value-type="string">
            <text:p><text:s/>基隆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81" calcext:value-type="float">
            <text:p>581</text:p>
          </table:table-cell>
          <table:table-cell table:style-name="ce33" office:value-type="float" office:value="134" calcext:value-type="float">
            <text:p>134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62" calcext:value-type="float">
            <text:p>462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119" calcext:value-type="float">
            <text:p>119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728" calcext:value-type="float">
            <text:p>728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126" calcext:value-type="float">
            <text:p>126</text:p>
          </table:table-cell>
          <table:table-cell table:style-name="ce34" office:value-type="float" office:value="79" calcext:value-type="float">
            <text:p>79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1" calcext:value-type="float">
            <text:p>11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45" calcext:value-type="float">
            <text:p>245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563" calcext:value-type="float">
            <text:p>563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21" calcext:value-type="float">
            <text:p>121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245" calcext:value-type="float">
            <text:p>245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165" calcext:value-type="float">
            <text:p>165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447" calcext:value-type="float">
            <text:p>1,447</text:p>
          </table:table-cell>
          <table:table-cell table:style-name="ce32" office:value-type="float" office:value="340" calcext:value-type="float">
            <text:p>340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75" calcext:value-type="float">
            <text:p>275</text:p>
          </table:table-cell>
          <table:table-cell table:style-name="ce32" office:value-type="float" office:value="526" calcext:value-type="float">
            <text:p>526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73" calcext:value-type="float">
            <text:p>1,173</text:p>
          </table:table-cell>
          <table:table-cell table:style-name="ce32" office:value-type="float" office:value="114" calcext:value-type="float">
            <text:p>114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11" calcext:value-type="float">
            <text:p>311</text:p>
          </table:table-cell>
          <table:table-cell table:style-name="ce32" office:value-type="float" office:value="526" calcext:value-type="float">
            <text:p>526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274" calcext:value-type="float">
            <text:p>274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新竹市" calcext:value-type="string">
            <text:p><text:s/>新竹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650" calcext:value-type="float">
            <text:p>650</text:p>
          </table:table-cell>
          <table:table-cell table:style-name="ce33" office:value-type="float" office:value="146" calcext:value-type="float">
            <text:p>146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233" calcext:value-type="float">
            <text:p>233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30" calcext:value-type="float">
            <text:p>530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52" calcext:value-type="float">
            <text:p>152</text:p>
          </table:table-cell>
          <table:table-cell table:style-name="ce33" office:value-type="float" office:value="233" calcext:value-type="float">
            <text:p>233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20" calcext:value-type="float">
            <text:p>120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797" calcext:value-type="float">
            <text:p>797</text:p>
          </table:table-cell>
          <table:table-cell table:style-name="ce34" office:value-type="float" office:value="194" calcext:value-type="float">
            <text:p>194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293" calcext:value-type="float">
            <text:p>293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43" calcext:value-type="float">
            <text:p>643</text:p>
          </table:table-cell>
          <table:table-cell table:style-name="ce34" office:value-type="float" office:value="65" calcext:value-type="float">
            <text:p>65</text:p>
          </table:table-cell>
          <table:table-cell table:number-columns-repeated="2" table:style-name="ce34" office:value-type="float" office:value="26" calcext:value-type="float">
            <text:p>26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293" calcext:value-type="float">
            <text:p>293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154" calcext:value-type="float">
            <text:p>154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815" calcext:value-type="float">
            <text:p>815</text:p>
          </table:table-cell>
          <table:table-cell table:style-name="ce32" office:value-type="float" office:value="185" calcext:value-type="float">
            <text:p>185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48" calcext:value-type="float">
            <text:p>248</text:p>
          </table:table-cell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20" calcext:value-type="float">
            <text:p>620</text:p>
          </table:table-cell>
          <table:table-cell table:style-name="ce32" office:value-type="float" office:value="48" calcext:value-type="float">
            <text:p>48</text:p>
          </table:table-cell>
          <table:table-cell table:number-columns-repeated="2" table:style-name="ce32" office:value-type="float" office:value="20" calcext:value-type="float">
            <text:p>20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07" calcext:value-type="float">
            <text:p>207</text:p>
          </table:table-cell>
          <table:table-cell table:style-name="ce32" office:value-type="float" office:value="200" calcext:value-type="float">
            <text:p>200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195" calcext:value-type="float">
            <text:p>195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嘉義市" calcext:value-type="string">
            <text:p><text:s/>嘉義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369" calcext:value-type="float">
            <text:p>369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89" calcext:value-type="float">
            <text:p>89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97" calcext:value-type="float">
            <text:p>97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446" calcext:value-type="float">
            <text:p>446</text:p>
          </table:table-cell>
          <table:table-cell table:style-name="ce34" office:value-type="float" office:value="101" calcext:value-type="float">
            <text:p>101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37" calcext:value-type="float">
            <text:p>137</text:p>
          </table:table-cell>
          <table:table-cell table:style-name="ce34" office:value-type="float" office:value="111" calcext:value-type="float">
            <text:p>111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48" calcext:value-type="float">
            <text:p>348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2" calcext:value-type="float">
            <text:p>12</text:p>
          </table:table-cell>
          <table:table-cell table:number-columns-repeated="2" table:style-name="ce34" office:value-type="float" office:value="9" calcext:value-type="float">
            <text:p>9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6" calcext:value-type="float">
            <text:p>16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124" calcext:value-type="float">
            <text:p>124</text:p>
          </table:table-cell>
          <table:table-cell table:style-name="ce34" office:value-type="float" office:value="111" calcext:value-type="float">
            <text:p>111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98" calcext:value-type="float">
            <text:p>98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6" office:value-type="string" calcext:value-type="string">
            <text:p>計</text:p>
          </table:table-cell>
          <table:table-cell table:style-name="ce26" office:value-type="float" office:value="500" calcext:value-type="float">
            <text:p>500</text:p>
          </table:table-cell>
          <table:table-cell table:style-name="ce26" office:value-type="float" office:value="66" calcext:value-type="float">
            <text:p>66</text:p>
          </table:table-cell>
          <table:table-cell table:style-name="ce26" office:value-type="float" office:value="77" calcext:value-type="float">
            <text:p>77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45" calcext:value-type="float">
            <text:p>45</text:p>
          </table:table-cell>
          <table:table-cell table:style-name="ce26" office:value-type="float" office:value="43" calcext:value-type="float">
            <text:p>43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41" calcext:value-type="float">
            <text:p>41</text:p>
          </table:table-cell>
          <table:table-cell table:style-name="ce26" office:value-type="float" office:value="75" calcext:value-type="float">
            <text:p>75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93" calcext:value-type="float">
            <text:p>93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382" calcext:value-type="float">
            <text:p>382</text:p>
          </table:table-cell>
          <table:table-cell table:number-columns-repeated="2" table:style-name="ce26" office:value-type="float" office:value="40" calcext:value-type="float">
            <text:p>40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38" calcext:value-type="float">
            <text:p>38</text:p>
          </table:table-cell>
          <table:table-cell table:style-name="ce26" office:value-type="float" office:value="37" calcext:value-type="float">
            <text:p>37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44" calcext:value-type="float">
            <text:p>44</text:p>
          </table:table-cell>
          <table:table-cell table:style-name="ce26" office:value-type="float" office:value="51" calcext:value-type="float">
            <text:p>51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93" calcext:value-type="float">
            <text:p>93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45" office:value-type="float" office:value="118" calcext:value-type="float">
            <text:p>118</text:p>
          </table:table-cell>
          <table:table-cell table:style-name="ce51" table:number-columns-repeated="991"/>
        </table:table-row>
        <table:table-row table:style-name="ro8">
          <table:table-cell table:style-name="ce5" office:value-type="string" calcext:value-type="string">
            <text:p>福建省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281" calcext:value-type="float">
            <text:p>281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29" calcext:value-type="float">
            <text:p>29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54" calcext:value-type="float">
            <text:p>54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99" calcext:value-type="float">
            <text:p>199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23" calcext:value-type="float">
            <text:p>23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25" calcext:value-type="float">
            <text:p>25</text:p>
          </table:table-cell>
          <table:table-cell table:style-name="ce27" office:value-type="float" office:value="24" calcext:value-type="float">
            <text:p>24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44" calcext:value-type="float">
            <text:p>44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46" office:value-type="float" office:value="82" calcext:value-type="float">
            <text:p>82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18" office:value-type="string" calcext:value-type="string">
            <text:p>女</text:p>
          </table:table-cell>
          <table:table-cell table:style-name="ce28" office:value-type="float" office:value="219" calcext:value-type="float">
            <text:p>219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21" calcext:value-type="float">
            <text:p>21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83" calcext:value-type="float">
            <text:p>183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9" calcext:value-type="float">
            <text:p>9</text:p>
          </table:table-cell>
          <table:table-cell table:number-columns-repeated="2" table:style-name="ce28" office:value-type="float" office:value="15" calcext:value-type="float">
            <text:p>15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27" calcext:value-type="float">
            <text:p>27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49" calcext:value-type="float">
            <text:p>49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46" office:value-type="float" office:value="36" calcext:value-type="float">
            <text:p>36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422" calcext:value-type="float">
            <text:p>422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47" calcext:value-type="float">
            <text:p>47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36" calcext:value-type="float">
            <text:p>336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43" calcext:value-type="float">
            <text:p>43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92" calcext:value-type="float">
            <text:p>92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86" calcext:value-type="float">
            <text:p>86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金門縣" calcext:value-type="string">
            <text:p><text:s/>金門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220" calcext:value-type="float">
            <text:p>220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33" calcext:value-type="float">
            <text:p>33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66" calcext:value-type="float">
            <text:p>166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9" calcext:value-type="float">
            <text:p>19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43" calcext:value-type="float">
            <text:p>43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54" calcext:value-type="float">
            <text:p>54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202" calcext:value-type="float">
            <text:p>202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4" calcext:value-type="float">
            <text:p>14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70" calcext:value-type="float">
            <text:p>170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8" calcext:value-type="float">
            <text:p>8</text:p>
          </table:table-cell>
          <table:table-cell table:number-columns-repeated="2" table:style-name="ce34" office:value-type="float" office:value="13" calcext:value-type="float">
            <text:p>13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4" calcext:value-type="float">
            <text:p>24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49" calcext:value-type="float">
            <text:p>49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32" calcext:value-type="float">
            <text:p>32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28" calcext:value-type="float">
            <text:p>28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3" table:style-name="ce32" office:value-type="float" office:value="6" calcext:value-type="float">
            <text:p>6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8" calcext:value-type="float">
            <text:p>8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32" calcext:value-type="float">
            <text:p>32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連江縣" calcext:value-type="string">
            <text:p><text:s/>連江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1" calcext:value-type="float">
            <text:p>21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-</text:p>
          </table:table-cell>
          <table:table-cell table:number-columns-repeated="3"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28" calcext:value-type="float">
            <text:p>28</text:p>
          </table:table-cell>
          <table:table-cell table:style-name="ce51" table:number-columns-repeated="991"/>
        </table:table-row>
        <table:table-row table:style-name="ro8">
          <table:table-cell table:style-name="ce11"/>
          <table:table-cell table:style-name="ce21" office:value-type="string" calcext:value-type="string">
            <text:p>女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7" calcext:value-type="float">
            <text:p>7</text:p>
          </table:table-cell>
          <table:table-cell table:number-columns-repeated="6" table:style-name="ce34" office:value-type="float" office:value="0" calcext:value-type="float">
            <text:p>-</text:p>
          </table:table-cell>
          <table:table-cell table:style-name="ce34" office:value-type="float" office:value="13" calcext:value-type="float">
            <text:p>13</text:p>
          </table:table-cell>
          <table:table-cell table:number-columns-repeated="3" table:style-name="ce34" office:value-type="float" office:value="1" calcext:value-type="float">
            <text:p>1</text:p>
          </table:table-cell>
          <table:table-cell table:number-columns-repeated="3"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48" office:value-type="float" office:value="4" calcext:value-type="float">
            <text:p>4</text:p>
          </table:table-cell>
          <table:table-cell table:style-name="ce51" table:number-columns-repeated="991"/>
        </table:table-row>
        <table:table-row table:style-name="ro9">
          <table:table-cell table:style-name="ce12" office:value-type="string" calcext:value-type="string">
            <text:p>說明：本表按登記日期統計。</text:p>
          </table:table-cell>
          <table:table-cell table:number-columns-repeated="27"/>
          <table:table-cell table:style-name="ce39" table:number-columns-repeated="4"/>
          <table:table-cell table:style-name="ce50" office:value-type="string" calcext:value-type="string">
            <text:p>內政部戶政司編製</text:p>
          </table:table-cell>
          <table:table-cell table:number-columns-repeated="991"/>
        </table:table-row>
        <table:table-row table:style-name="ro6" table:number-rows-repeated="4">
          <table:table-cell table:number-columns-repeated="1024"/>
        </table:table-row>
        <table:table-row table:style-name="ro10" table:number-rows-repeated="1048489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Titles" table:base-cell-address="$'11-遷徙'.$A$1" table:cell-range-address="$'11-遷徙'.$A$1:.$AMJ$6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fill-character> </loext:fill-character>
      <number:number number:decimal-places="0" loext:min-decimal-places="0" number:min-integer-digits="1" number:grouping="true"/>
    </number:number-style>
    <number:number-style style:name="N160">
      <number:text>-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fill-character> </loext:fill-character>
      <number:number number:decimal-places="0" loext:min-decimal-places="0" number:min-integer-digits="1" number:grouping="true"/>
    </number:number-style>
    <number:number-style style:name="N161P1" style:volatile="true">
      <loext:text> －</loext:text>
      <loext:fill-character> </loext:fill-character>
      <number:number number:decimal-places="0" loext:min-decimal-places="0" number:min-integer-digits="1" number:grouping="true"/>
    </number:number-style>
    <number:number-style style:name="N161">
      <number:text>－</number:text>
      <style:map style:condition="value()&gt;0" style:apply-style-name="N161P0"/>
      <style:map style:condition="value()&lt;0" style:apply-style-name="N16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 New" style:font-family-complex="'Courier New'" style:font-family-generic-complex="modern" style:font-pitch-complex="fixed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8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799cm" fo:margin-bottom="0cm" fo:margin-left="0cm" fo:margin-right="0cm" style:print-page-order="ltr" style:first-page-number="continue" style:scale-to="54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1-遷徙" style:display-name="PageStyle_11-遷徙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6-30T11:28:26</dc:date>
    <meta:print-date>2022-06-29T17:24:56</meta:print-date>
    <meta:document-statistic meta:table-count="1" meta:cell-count="2468" meta:object-count="0"/>
    <meta:generator>LibreOffice/6.4.7.2$Linux_X86_64 LibreOffice_project/40$Build-2</meta:generator>
  </office:meta>
</office:document-meta>
</file>